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25814d" officeooo:paragraph-rsid="0025814d" style:font-size-asian="12pt" style:font-weight-asian="normal" style:font-size-complex="12pt" style:font-weight-complex="normal"/>
    </style:style>
    <style:style style:name="P2"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273334" officeooo:paragraph-rsid="00273334" style:font-size-asian="12pt" style:font-weight-asian="normal" style:font-size-complex="12pt" style:font-weight-complex="normal"/>
    </style:style>
    <style:style style:name="P3"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28d255" officeooo:paragraph-rsid="0028d255" style:font-size-asian="12pt" style:font-weight-asian="normal" style:font-size-complex="12pt" style:font-weight-complex="normal"/>
    </style:style>
    <style:style style:name="P4"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2f1580" officeooo:paragraph-rsid="002f1580" style:font-size-asian="12pt" style:font-weight-asian="normal" style:font-size-complex="12pt" style:font-weight-complex="normal"/>
    </style:style>
    <style:style style:name="P5"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2f1580" officeooo:paragraph-rsid="0077802c" style:font-size-asian="12pt" style:font-weight-asian="normal" style:font-size-complex="12pt" style:font-weight-complex="normal"/>
    </style:style>
    <style:style style:name="P6"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304346" officeooo:paragraph-rsid="00304346" style:font-size-asian="12pt" style:font-weight-asian="normal" style:font-size-complex="12pt" style:font-weight-complex="normal"/>
    </style:style>
    <style:style style:name="P7"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3561c7" officeooo:paragraph-rsid="00336ca4" style:font-size-asian="12pt" style:font-weight-asian="normal" style:font-size-complex="12pt" style:font-weight-complex="normal"/>
    </style:style>
    <style:style style:name="P8"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3561c7" officeooo:paragraph-rsid="003561c7" style:font-size-asian="12pt" style:font-weight-asian="normal" style:font-size-complex="12pt" style:font-weight-complex="normal"/>
    </style:style>
    <style:style style:name="P9"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36ce09" officeooo:paragraph-rsid="0036ce09" style:font-size-asian="12pt" style:font-weight-asian="normal" style:font-size-complex="12pt" style:font-weight-complex="normal"/>
    </style:style>
    <style:style style:name="P10"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371d46" officeooo:paragraph-rsid="0036ce09" style:font-size-asian="12pt" style:font-weight-asian="normal" style:font-size-complex="12pt" style:font-weight-complex="normal"/>
    </style:style>
    <style:style style:name="P11"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371d46" officeooo:paragraph-rsid="00371d46" style:font-size-asian="12pt" style:font-weight-asian="normal" style:font-size-complex="12pt" style:font-weight-complex="normal"/>
    </style:style>
    <style:style style:name="P12"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390d9d" officeooo:paragraph-rsid="00390d9d" style:font-size-asian="12pt" style:font-weight-asian="normal" style:font-size-complex="12pt" style:font-weight-complex="normal"/>
    </style:style>
    <style:style style:name="P13"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3afa3c" officeooo:paragraph-rsid="00390d9d" style:font-size-asian="12pt" style:font-weight-asian="normal" style:font-size-complex="12pt" style:font-weight-complex="normal"/>
    </style:style>
    <style:style style:name="P14"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3afa3c" officeooo:paragraph-rsid="003afa3c" style:font-size-asian="12pt" style:font-weight-asian="normal" style:font-size-complex="12pt" style:font-weight-complex="normal"/>
    </style:style>
    <style:style style:name="P15"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3b1452" officeooo:paragraph-rsid="003b1452" style:font-size-asian="12pt" style:font-weight-asian="normal" style:font-size-complex="12pt" style:font-weight-complex="normal"/>
    </style:style>
    <style:style style:name="P16"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3dd643" officeooo:paragraph-rsid="003dd643" style:font-size-asian="12pt" style:font-weight-asian="normal" style:font-size-complex="12pt" style:font-weight-complex="normal"/>
    </style:style>
    <style:style style:name="P17"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3ee5ac" officeooo:paragraph-rsid="003ee5ac" style:font-size-asian="12pt" style:font-weight-asian="normal" style:font-size-complex="12pt" style:font-weight-complex="normal"/>
    </style:style>
    <style:style style:name="P18"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3fe933" officeooo:paragraph-rsid="003fe933" style:font-size-asian="12pt" style:font-weight-asian="normal" style:font-size-complex="12pt" style:font-weight-complex="normal"/>
    </style:style>
    <style:style style:name="P19"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407714" officeooo:paragraph-rsid="00407714" style:font-size-asian="12pt" style:font-weight-asian="normal" style:font-size-complex="12pt" style:font-weight-complex="normal"/>
    </style:style>
    <style:style style:name="P20"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4224e8" officeooo:paragraph-rsid="004224e8" style:font-size-asian="12pt" style:font-weight-asian="normal" style:font-size-complex="12pt" style:font-weight-complex="normal"/>
    </style:style>
    <style:style style:name="P21"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4224e8" officeooo:paragraph-rsid="0043cddd" style:font-size-asian="12pt" style:font-weight-asian="normal" style:font-size-complex="12pt" style:font-weight-complex="normal"/>
    </style:style>
    <style:style style:name="P22"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43cddd" officeooo:paragraph-rsid="0043cddd" style:font-size-asian="12pt" style:font-weight-asian="normal" style:font-size-complex="12pt" style:font-weight-complex="normal"/>
    </style:style>
    <style:style style:name="P23"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4483ea" officeooo:paragraph-rsid="004483ea" style:font-size-asian="12pt" style:font-weight-asian="normal" style:font-size-complex="12pt" style:font-weight-complex="normal"/>
    </style:style>
    <style:style style:name="P24"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44fc5b" officeooo:paragraph-rsid="0044fc5b" style:font-size-asian="12pt" style:font-weight-asian="normal" style:font-size-complex="12pt" style:font-weight-complex="normal"/>
    </style:style>
    <style:style style:name="P25"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46de54" officeooo:paragraph-rsid="0046de54" style:font-size-asian="12pt" style:font-weight-asian="normal" style:font-size-complex="12pt" style:font-weight-complex="normal"/>
    </style:style>
    <style:style style:name="P26"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484df3" officeooo:paragraph-rsid="00484df3" style:font-size-asian="12pt" style:font-weight-asian="normal" style:font-size-complex="12pt" style:font-weight-complex="normal"/>
    </style:style>
    <style:style style:name="P27"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48916b" officeooo:paragraph-rsid="0048916b" style:font-size-asian="12pt" style:font-weight-asian="normal" style:font-size-complex="12pt" style:font-weight-complex="normal"/>
    </style:style>
    <style:style style:name="P28"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48916b" officeooo:paragraph-rsid="0048a190" style:font-size-asian="12pt" style:font-weight-asian="normal" style:font-size-complex="12pt" style:font-weight-complex="normal"/>
    </style:style>
    <style:style style:name="P29"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48a190" officeooo:paragraph-rsid="0048a190" style:font-size-asian="12pt" style:font-weight-asian="normal" style:font-size-complex="12pt" style:font-weight-complex="normal"/>
    </style:style>
    <style:style style:name="P30"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49c2e0" officeooo:paragraph-rsid="0049c2e0" style:font-size-asian="12pt" style:font-weight-asian="normal" style:font-size-complex="12pt" style:font-weight-complex="normal"/>
    </style:style>
    <style:style style:name="P31"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4d4c13" officeooo:paragraph-rsid="004d4c13" style:font-size-asian="12pt" style:font-weight-asian="normal" style:font-size-complex="12pt" style:font-weight-complex="normal"/>
    </style:style>
    <style:style style:name="P32"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4efc59" officeooo:paragraph-rsid="004efc59" style:font-size-asian="12pt" style:font-weight-asian="normal" style:font-size-complex="12pt" style:font-weight-complex="normal"/>
    </style:style>
    <style:style style:name="P33"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508da3" officeooo:paragraph-rsid="004efc59" style:font-size-asian="12pt" style:font-weight-asian="normal" style:font-size-complex="12pt" style:font-weight-complex="normal"/>
    </style:style>
    <style:style style:name="P34"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508da3" officeooo:paragraph-rsid="00508da3" style:font-size-asian="12pt" style:font-weight-asian="normal" style:font-size-complex="12pt" style:font-weight-complex="normal"/>
    </style:style>
    <style:style style:name="P35"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513cda" officeooo:paragraph-rsid="00513cda" style:font-size-asian="12pt" style:font-weight-asian="normal" style:font-size-complex="12pt" style:font-weight-complex="normal"/>
    </style:style>
    <style:style style:name="P36"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52ddec" officeooo:paragraph-rsid="0052ddec" style:font-size-asian="12pt" style:font-weight-asian="normal" style:font-size-complex="12pt" style:font-weight-complex="normal"/>
    </style:style>
    <style:style style:name="P37"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532d4e" officeooo:paragraph-rsid="00532d4e" style:font-size-asian="12pt" style:font-weight-asian="normal" style:font-size-complex="12pt" style:font-weight-complex="normal"/>
    </style:style>
    <style:style style:name="P38"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5a2ec3" officeooo:paragraph-rsid="005a2ec3" style:font-size-asian="12pt" style:font-weight-asian="normal" style:font-size-complex="12pt" style:font-weight-complex="normal"/>
    </style:style>
    <style:style style:name="P39"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5adcc3" officeooo:paragraph-rsid="005adcc3" style:font-size-asian="12pt" style:font-weight-asian="normal" style:font-size-complex="12pt" style:font-weight-complex="normal"/>
    </style:style>
    <style:style style:name="P40"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5b6d12" officeooo:paragraph-rsid="005b6d12" style:font-size-asian="12pt" style:font-weight-asian="normal" style:font-size-complex="12pt" style:font-weight-complex="normal"/>
    </style:style>
    <style:style style:name="P41"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5bcbeb" officeooo:paragraph-rsid="005bcbeb" style:font-size-asian="12pt" style:font-weight-asian="normal" style:font-size-complex="12pt" style:font-weight-complex="normal"/>
    </style:style>
    <style:style style:name="P42"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5d7a62" officeooo:paragraph-rsid="005d7a62" style:font-size-asian="12pt" style:font-weight-asian="normal" style:font-size-complex="12pt" style:font-weight-complex="normal"/>
    </style:style>
    <style:style style:name="P43"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5d7a62" officeooo:paragraph-rsid="005e2dd1" style:font-size-asian="12pt" style:font-weight-asian="normal" style:font-size-complex="12pt" style:font-weight-complex="normal"/>
    </style:style>
    <style:style style:name="P44"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5e2dd1" officeooo:paragraph-rsid="005e2dd1" style:font-size-asian="12pt" style:font-weight-asian="normal" style:font-size-complex="12pt" style:font-weight-complex="normal"/>
    </style:style>
    <style:style style:name="P45"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5fcade" officeooo:paragraph-rsid="005fcade" style:font-size-asian="12pt" style:font-weight-asian="normal" style:font-size-complex="12pt" style:font-weight-complex="normal"/>
    </style:style>
    <style:style style:name="P46"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60fe5b" officeooo:paragraph-rsid="0060fe5b" style:font-size-asian="12pt" style:font-weight-asian="normal" style:font-size-complex="12pt" style:font-weight-complex="normal"/>
    </style:style>
    <style:style style:name="P47"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62b74b" officeooo:paragraph-rsid="0062b74b" style:font-size-asian="12pt" style:font-weight-asian="normal" style:font-size-complex="12pt" style:font-weight-complex="normal"/>
    </style:style>
    <style:style style:name="P48"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644363" officeooo:paragraph-rsid="00644363" style:font-size-asian="12pt" style:font-weight-asian="normal" style:font-size-complex="12pt" style:font-weight-complex="normal"/>
    </style:style>
    <style:style style:name="P49"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658d10" officeooo:paragraph-rsid="00658d10" style:font-size-asian="12pt" style:font-weight-asian="normal" style:font-size-complex="12pt" style:font-weight-complex="normal"/>
    </style:style>
    <style:style style:name="P50"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65d985" officeooo:paragraph-rsid="0065d985" style:font-size-asian="12pt" style:font-weight-asian="normal" style:font-size-complex="12pt" style:font-weight-complex="normal"/>
    </style:style>
    <style:style style:name="P51"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65d985" officeooo:paragraph-rsid="00673a0c" style:font-size-asian="12pt" style:font-weight-asian="normal" style:font-size-complex="12pt" style:font-weight-complex="normal"/>
    </style:style>
    <style:style style:name="P52"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4af969" officeooo:paragraph-rsid="004af969" style:font-size-asian="12pt" style:font-weight-asian="normal" style:font-size-complex="12pt" style:font-weight-complex="normal"/>
    </style:style>
    <style:style style:name="P53"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69cb8d" officeooo:paragraph-rsid="0069cb8d" style:font-size-asian="12pt" style:font-weight-asian="normal" style:font-size-complex="12pt" style:font-weight-complex="normal"/>
    </style:style>
    <style:style style:name="P54"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6b1121" officeooo:paragraph-rsid="006b1121" style:font-size-asian="12pt" style:font-weight-asian="normal" style:font-size-complex="12pt" style:font-weight-complex="normal"/>
    </style:style>
    <style:style style:name="P55"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6b888a" officeooo:paragraph-rsid="006b888a" style:font-size-asian="12pt" style:font-weight-asian="normal" style:font-size-complex="12pt" style:font-weight-complex="normal"/>
    </style:style>
    <style:style style:name="P56"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6bf22c" officeooo:paragraph-rsid="006bf22c" style:font-size-asian="12pt" style:font-weight-asian="normal" style:font-size-complex="12pt" style:font-weight-complex="normal"/>
    </style:style>
    <style:style style:name="P57"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6cbf1a" officeooo:paragraph-rsid="006cbf1a" style:font-size-asian="12pt" style:font-weight-asian="normal" style:font-size-complex="12pt" style:font-weight-complex="normal"/>
    </style:style>
    <style:style style:name="P58"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6e6193" officeooo:paragraph-rsid="006e6193" style:font-size-asian="12pt" style:font-weight-asian="normal" style:font-size-complex="12pt" style:font-weight-complex="normal"/>
    </style:style>
    <style:style style:name="P59"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6f387a" officeooo:paragraph-rsid="006f387a" style:font-size-asian="12pt" style:font-weight-asian="normal" style:font-size-complex="12pt" style:font-weight-complex="normal"/>
    </style:style>
    <style:style style:name="P60"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style:text-underline-style="none" fo:font-weight="normal" officeooo:rsid="006f387a" officeooo:paragraph-rsid="006f387a" style:font-size-asian="12pt" style:font-weight-asian="normal" style:font-size-complex="12pt" style:font-weight-complex="normal"/>
    </style:style>
    <style:style style:name="P61"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style:text-underline-style="none" fo:font-weight="normal" officeooo:rsid="007103eb" officeooo:paragraph-rsid="007103eb" style:font-size-asian="12pt" style:font-weight-asian="normal" style:font-size-complex="12pt" style:font-weight-complex="normal"/>
    </style:style>
    <style:style style:name="P62"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style:text-underline-style="none" fo:font-weight="normal" officeooo:rsid="0072a7fa" officeooo:paragraph-rsid="0072a7fa" style:font-size-asian="12pt" style:font-weight-asian="normal" style:font-size-complex="12pt" style:font-weight-complex="normal"/>
    </style:style>
    <style:style style:name="P63"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bold" officeooo:rsid="003b1452" officeooo:paragraph-rsid="003b1452" style:font-size-asian="12pt" style:font-weight-asian="bold" style:font-size-complex="12pt" style:font-weight-complex="bold"/>
    </style:style>
    <style:style style:name="P64"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bold" officeooo:rsid="003b9771" officeooo:paragraph-rsid="003b9771" style:font-size-asian="12pt" style:font-weight-asian="bold" style:font-size-complex="12pt" style:font-weight-complex="bold"/>
    </style:style>
    <style:style style:name="P65"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bold" officeooo:rsid="004224e8" officeooo:paragraph-rsid="004224e8" style:font-size-asian="12pt" style:font-weight-asian="bold" style:font-size-complex="12pt" style:font-weight-complex="bold"/>
    </style:style>
    <style:style style:name="P66"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bold" officeooo:rsid="0044fc5b" officeooo:paragraph-rsid="0044fc5b" style:font-size-asian="12pt" style:font-weight-asian="bold" style:font-size-complex="12pt" style:font-weight-complex="bold"/>
    </style:style>
    <style:style style:name="P67" style:family="paragraph" style:parent-style-name="Standard">
      <style:paragraph-properties fo:text-align="start" style:justify-single-word="false" style:writing-mode="lr-tb"/>
      <style:text-properties fo:language="ru" fo:country="RU" officeooo:rsid="001c80be" officeooo:paragraph-rsid="001c80be"/>
    </style:style>
    <style:style style:name="P68" style:family="paragraph" style:parent-style-name="Standard">
      <style:paragraph-properties fo:text-align="start" style:justify-single-word="false" style:writing-mode="lr-tb"/>
      <style:text-properties fo:language="ru" fo:country="RU" officeooo:rsid="001f95f5" officeooo:paragraph-rsid="001f95f5"/>
    </style:style>
    <style:style style:name="P69" style:family="paragraph" style:parent-style-name="Standard">
      <style:paragraph-properties fo:text-align="start" style:justify-single-word="false" style:writing-mode="lr-tb"/>
      <style:text-properties fo:language="ru" fo:country="RU" officeooo:rsid="00240fb3" officeooo:paragraph-rsid="00240fb3"/>
    </style:style>
    <style:style style:name="P70" style:family="paragraph" style:parent-style-name="Standard">
      <style:paragraph-properties fo:text-align="start" style:justify-single-word="false" style:writing-mode="lr-tb"/>
      <style:text-properties fo:language="ru" fo:country="RU" officeooo:paragraph-rsid="0025814d"/>
    </style:style>
    <style:style style:name="P71" style:family="paragraph" style:parent-style-name="Standard">
      <style:paragraph-properties fo:text-align="start" style:justify-single-word="false" style:writing-mode="lr-tb"/>
      <style:text-properties fo:language="ru" fo:country="RU" officeooo:rsid="0028d255" officeooo:paragraph-rsid="0028d255"/>
    </style:style>
    <style:style style:name="P72" style:family="paragraph" style:parent-style-name="Standard">
      <style:paragraph-properties fo:text-align="start" style:justify-single-word="false" style:writing-mode="lr-tb"/>
      <style:text-properties fo:language="ru" fo:country="RU" officeooo:rsid="002a190a" officeooo:paragraph-rsid="002a190a"/>
    </style:style>
    <style:style style:name="P73" style:family="paragraph" style:parent-style-name="Standard">
      <style:paragraph-properties fo:text-align="start" style:justify-single-word="false" style:writing-mode="lr-tb"/>
      <style:text-properties fo:language="ru" fo:country="RU" officeooo:rsid="002d2056" officeooo:paragraph-rsid="002d2056"/>
    </style:style>
    <style:style style:name="P74" style:family="paragraph" style:parent-style-name="Standard">
      <style:paragraph-properties fo:text-align="start" style:justify-single-word="false" style:writing-mode="lr-tb"/>
      <style:text-properties fo:language="ru" fo:country="RU" officeooo:rsid="002f1580" officeooo:paragraph-rsid="002f1580"/>
    </style:style>
    <style:style style:name="P75" style:family="paragraph" style:parent-style-name="Standard">
      <style:paragraph-properties fo:text-align="start" style:justify-single-word="false" style:writing-mode="lr-tb"/>
      <style:text-properties fo:language="ru" fo:country="RU" officeooo:rsid="002f1580" officeooo:paragraph-rsid="00304346"/>
    </style:style>
    <style:style style:name="P76" style:family="paragraph" style:parent-style-name="Standard">
      <style:paragraph-properties fo:text-align="start" style:justify-single-word="false" style:writing-mode="lr-tb"/>
      <style:text-properties fo:language="ru" fo:country="RU" officeooo:rsid="00336ca4" officeooo:paragraph-rsid="00336ca4"/>
    </style:style>
    <style:style style:name="P77" style:family="paragraph" style:parent-style-name="Standard">
      <style:paragraph-properties fo:text-align="start" style:justify-single-word="false" style:writing-mode="lr-tb"/>
      <style:text-properties fo:language="ru" fo:country="RU" officeooo:rsid="003561c7" officeooo:paragraph-rsid="003561c7"/>
    </style:style>
    <style:style style:name="P78" style:family="paragraph" style:parent-style-name="Standard">
      <style:paragraph-properties fo:text-align="start" style:justify-single-word="false" style:writing-mode="lr-tb"/>
      <style:text-properties fo:language="ru" fo:country="RU" officeooo:rsid="0036ce09" officeooo:paragraph-rsid="0036ce09"/>
    </style:style>
    <style:style style:name="P79" style:family="paragraph" style:parent-style-name="Standard">
      <style:paragraph-properties fo:text-align="start" style:justify-single-word="false" style:writing-mode="lr-tb"/>
      <style:text-properties fo:language="ru" fo:country="RU" officeooo:rsid="00390d9d" officeooo:paragraph-rsid="00390d9d"/>
    </style:style>
    <style:style style:name="P80" style:family="paragraph" style:parent-style-name="Standard">
      <style:paragraph-properties fo:text-align="start" style:justify-single-word="false" style:writing-mode="lr-tb"/>
      <style:text-properties fo:language="ru" fo:country="RU" officeooo:rsid="003afa3c" officeooo:paragraph-rsid="003afa3c"/>
    </style:style>
    <style:style style:name="P81" style:family="paragraph" style:parent-style-name="Standard">
      <style:paragraph-properties fo:text-align="start" style:justify-single-word="false" style:writing-mode="lr-tb"/>
      <style:text-properties fo:language="ru" fo:country="RU" officeooo:rsid="003b1452" officeooo:paragraph-rsid="003b1452"/>
    </style:style>
    <style:style style:name="P82" style:family="paragraph" style:parent-style-name="Standard">
      <style:paragraph-properties fo:text-align="start" style:justify-single-word="false" style:writing-mode="lr-tb"/>
      <style:text-properties fo:language="ru" fo:country="RU" fo:font-weight="bold" officeooo:rsid="001c80be" officeooo:paragraph-rsid="001c80be" style:font-weight-asian="bold" style:font-weight-complex="bold"/>
    </style:style>
    <style:style style:name="P83" style:family="paragraph" style:parent-style-name="Standard">
      <style:paragraph-properties fo:text-align="start" style:justify-single-word="false" style:writing-mode="lr-tb"/>
      <style:text-properties fo:language="ru" fo:country="RU" fo:font-weight="bold" officeooo:rsid="00240fb3" officeooo:paragraph-rsid="00240fb3" style:font-weight-asian="bold" style:font-weight-complex="bold"/>
    </style:style>
    <style:style style:name="P84" style:family="paragraph" style:parent-style-name="Standard">
      <style:paragraph-properties fo:text-align="start" style:justify-single-word="false" style:writing-mode="lr-tb"/>
      <style:text-properties fo:language="ru" fo:country="RU" fo:font-weight="bold" officeooo:rsid="002f1580" officeooo:paragraph-rsid="002f1580" style:font-weight-asian="bold" style:font-weight-complex="bold"/>
    </style:style>
    <style:style style:name="P85" style:family="paragraph" style:parent-style-name="Standard">
      <style:paragraph-properties fo:text-align="start" style:justify-single-word="false"/>
      <style:text-properties fo:language="ru" fo:country="RU" fo:font-weight="bold" officeooo:rsid="001c80be" officeooo:paragraph-rsid="001c80be" style:font-weight-asian="bold" style:font-weight-complex="bold"/>
    </style:style>
    <style:style style:name="P86" style:family="paragraph" style:parent-style-name="Standard">
      <style:paragraph-properties fo:text-align="center" style:justify-single-word="false"/>
      <style:text-properties fo:font-size="14pt" fo:language="ru" fo:country="RU" fo:font-weight="bold" officeooo:rsid="001c80be" officeooo:paragraph-rsid="001c80be" style:font-size-asian="14pt" style:font-weight-asian="bold" style:font-size-complex="14pt" style:font-weight-complex="bold"/>
    </style:style>
    <style:style style:name="P87"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3b9771" officeooo:paragraph-rsid="003b1452" style:font-size-asian="12pt" style:font-weight-asian="normal" style:font-size-complex="12pt" style:font-weight-complex="normal"/>
    </style:style>
    <style:style style:name="P88"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4c6a70" officeooo:paragraph-rsid="004c6a70" style:font-size-asian="12pt" style:font-weight-asian="normal" style:font-size-complex="12pt" style:font-weight-complex="normal"/>
    </style:style>
    <style:style style:name="P89"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5b6d12" officeooo:paragraph-rsid="005b6d12" style:font-size-asian="12pt" style:font-weight-asian="normal" style:font-size-complex="12pt" style:font-weight-complex="normal"/>
    </style:style>
    <style:style style:name="P90"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607cb8" officeooo:paragraph-rsid="00607cb8" style:font-size-asian="12pt" style:font-weight-asian="normal" style:font-size-complex="12pt" style:font-weight-complex="normal"/>
    </style:style>
    <style:style style:name="P91"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normal" officeooo:rsid="00658d10" officeooo:paragraph-rsid="00658d10" style:font-size-asian="12pt" style:font-weight-asian="normal" style:font-size-complex="12pt" style:font-weight-complex="normal"/>
    </style:style>
    <style:style style:name="P92"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bold" officeooo:rsid="004c6a70" officeooo:paragraph-rsid="004c6a70" style:font-size-asian="12pt" style:font-weight-asian="bold" style:font-size-complex="12pt" style:font-weight-complex="bold"/>
    </style:style>
    <style:style style:name="P93"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bold" officeooo:rsid="005b6d12" officeooo:paragraph-rsid="005b6d12" style:font-size-asian="12pt" style:font-weight-asian="bold" style:font-size-complex="12pt" style:font-weight-complex="bold"/>
    </style:style>
    <style:style style:name="P94"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bold" officeooo:rsid="00607cb8" officeooo:paragraph-rsid="00607cb8" style:font-size-asian="12pt" style:font-weight-asian="bold" style:font-size-complex="12pt" style:font-weight-complex="bold"/>
    </style:style>
    <style:style style:name="P95"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fo:font-weight="bold" officeooo:rsid="00658d10" officeooo:paragraph-rsid="00658d10" style:font-size-asian="12pt" style:font-weight-asian="bold" style:font-size-complex="12pt" style:font-weight-complex="bold"/>
    </style:style>
    <style:style style:name="P96"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style:text-underline-style="none" fo:font-weight="normal" officeooo:rsid="007103eb" officeooo:paragraph-rsid="007103eb" style:font-size-asian="12pt" style:font-weight-asian="normal" style:font-size-complex="12pt" style:font-weight-complex="normal"/>
    </style:style>
    <style:style style:name="P97"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style:text-underline-style="none" fo:font-weight="normal" officeooo:rsid="0072a7fa" officeooo:paragraph-rsid="0072a7fa" style:font-size-asian="12pt" style:font-weight-asian="normal" style:font-size-complex="12pt" style:font-weight-complex="normal"/>
    </style:style>
    <style:style style:name="P98"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style:text-underline-style="none" fo:font-weight="bold" officeooo:rsid="007103eb" officeooo:paragraph-rsid="007103eb" style:font-size-asian="12pt" style:font-weight-asian="bold" style:font-size-complex="12pt" style:font-weight-complex="bold"/>
    </style:style>
    <style:style style:name="P99" style:family="paragraph" style:parent-style-name="Standard">
      <style:paragraph-properties fo:text-align="start" style:justify-single-word="false" style:writing-mode="lr-tb"/>
      <style:text-properties fo:font-variant="normal" fo:text-transform="none" fo:color="#252525" style:font-name="Liberation Serif" fo:font-size="12pt" fo:letter-spacing="normal" fo:language="ru" fo:country="RU" fo:font-style="normal" style:text-underline-style="none" fo:font-weight="bold" officeooo:rsid="0072a7fa" officeooo:paragraph-rsid="0072a7fa" style:font-size-asian="12pt" style:font-weight-asian="bold" style:font-size-complex="12pt" style:font-weight-complex="bold"/>
    </style:style>
    <style:style style:name="T1" style:family="text">
      <style:text-properties officeooo:rsid="001eb656"/>
    </style:style>
    <style:style style:name="T2" style:family="text">
      <style:text-properties officeooo:rsid="002224ef"/>
    </style:style>
    <style:style style:name="T3"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252525" style:font-name="Liberation Serif" fo:font-size="12pt" fo:letter-spacing="normal" fo:font-style="normal" fo:font-weight="normal" officeooo:rsid="00304346" style:font-size-asian="12pt" style:font-weight-asian="normal" style:font-size-complex="12pt" style:font-weight-complex="normal"/>
    </style:style>
    <style:style style:name="T5" style:family="text">
      <style:text-properties fo:font-variant="normal" fo:text-transform="none" fo:color="#252525" style:font-name="Liberation Serif" fo:font-size="12pt" fo:letter-spacing="normal" fo:font-style="normal" fo:font-weight="normal" officeooo:rsid="003561c7" style:font-size-asian="12pt" style:font-weight-asian="normal" style:font-size-complex="12pt" style:font-weight-complex="normal"/>
    </style:style>
    <style:style style:name="T6" style:family="text">
      <style:text-properties fo:font-variant="normal" fo:text-transform="none" fo:color="#252525" style:font-name="Liberation Serif" fo:font-size="12pt" fo:letter-spacing="normal" fo:font-style="normal" fo:font-weight="normal" officeooo:rsid="0025814d" style:font-size-asian="12pt" style:font-weight-asian="normal" style:font-size-complex="12pt" style:font-weight-complex="normal"/>
    </style:style>
    <style:style style:name="T7" style:family="text">
      <style:text-properties fo:font-variant="normal" fo:text-transform="none" fo:color="#252525" style:font-name="Liberation Serif" fo:font-size="12pt" fo:letter-spacing="normal" fo:font-style="normal" fo:font-weight="normal" officeooo:rsid="002a190a" style:font-size-asian="12pt" style:font-weight-asian="normal" style:font-size-complex="12pt" style:font-weight-complex="normal"/>
    </style:style>
    <style:style style:name="T8" style:family="text">
      <style:text-properties fo:font-variant="normal" fo:text-transform="none" fo:color="#252525" style:font-name="Liberation Serif" fo:font-size="12pt" fo:letter-spacing="normal" fo:font-style="normal" fo:font-weight="normal" officeooo:rsid="002b8359" style:font-size-asian="12pt" style:font-weight-asian="normal" style:font-size-complex="12pt" style:font-weight-complex="normal"/>
    </style:style>
    <style:style style:name="T9" style:family="text">
      <style:text-properties fo:font-variant="normal" fo:text-transform="none" fo:color="#252525" style:font-name="Liberation Serif" fo:font-size="12pt" fo:letter-spacing="normal" fo:font-style="normal" fo:font-weight="normal" officeooo:rsid="002e6b7e" style:font-size-asian="12pt" style:font-weight-asian="normal" style:font-size-complex="12pt" style:font-weight-complex="normal"/>
    </style:style>
    <style:style style:name="T10" style:family="text">
      <style:text-properties fo:font-variant="normal" fo:text-transform="none" fo:color="#252525" style:font-name="Liberation Serif" fo:font-size="12pt" fo:letter-spacing="normal" fo:font-style="normal" fo:font-weight="normal" officeooo:rsid="00336ca4" style:font-size-asian="12pt" style:font-weight-asian="normal" style:font-size-complex="12pt" style:font-weight-complex="normal"/>
    </style:style>
    <style:style style:name="T11" style:family="text">
      <style:text-properties fo:font-variant="normal" fo:text-transform="none" fo:color="#252525" style:font-name="Liberation Serif" fo:font-size="12pt" fo:letter-spacing="normal" fo:font-style="normal" fo:font-weight="normal" officeooo:rsid="0036ce09" style:font-size-asian="12pt" style:font-weight-asian="normal" style:font-size-complex="12pt" style:font-weight-complex="normal"/>
    </style:style>
    <style:style style:name="T12" style:family="text">
      <style:text-properties fo:font-variant="normal" fo:text-transform="none" fo:color="#252525" style:font-name="Liberation Serif" fo:font-size="12pt" fo:letter-spacing="normal" fo:font-style="normal" fo:font-weight="normal" officeooo:rsid="00371d46" style:font-size-asian="12pt" style:font-weight-asian="normal" style:font-size-complex="12pt" style:font-weight-complex="normal"/>
    </style:style>
    <style:style style:name="T13" style:family="text">
      <style:text-properties fo:font-variant="normal" fo:text-transform="none" fo:color="#252525" style:font-name="Liberation Serif" fo:font-size="12pt" fo:letter-spacing="normal" fo:font-style="normal" fo:font-weight="normal" officeooo:rsid="003afa3c" style:font-size-asian="12pt" style:font-weight-asian="normal" style:font-size-complex="12pt" style:font-weight-complex="normal"/>
    </style:style>
    <style:style style:name="T14" style:family="text">
      <style:text-properties fo:font-variant="normal" fo:text-transform="none" fo:color="#252525" style:font-name="Liberation Serif" fo:font-size="12pt" fo:letter-spacing="normal" fo:font-style="normal" fo:font-weight="normal" officeooo:rsid="003b1452" style:font-size-asian="12pt" style:font-weight-asian="normal" style:font-size-complex="12pt" style:font-weight-complex="normal"/>
    </style:style>
    <style:style style:name="T15" style:family="text">
      <style:text-properties fo:font-variant="normal" fo:text-transform="none" fo:color="#252525" style:font-name="Liberation Serif" fo:font-size="12pt" fo:letter-spacing="normal" fo:font-style="normal" fo:font-weight="normal" officeooo:rsid="003b9771" style:font-size-asian="12pt" style:font-weight-asian="normal" style:font-size-complex="12pt" style:font-weight-complex="normal"/>
    </style:style>
    <style:style style:name="T16" style:family="text">
      <style:text-properties fo:font-variant="normal" fo:text-transform="none" fo:color="#252525" style:font-name="Liberation Serif" fo:font-size="12pt" fo:letter-spacing="normal" fo:font-style="normal" fo:font-weight="normal" officeooo:rsid="0076a4db" style:font-size-asian="12pt" style:font-weight-asian="normal" style:font-size-complex="12pt" style:font-weight-complex="normal"/>
    </style:style>
    <style:style style:name="T17" style:family="text">
      <style:text-properties fo:font-variant="normal" fo:text-transform="none" fo:color="#252525" style:font-name="Liberation Serif" fo:font-size="12pt" fo:letter-spacing="normal" fo:font-style="normal" fo:font-weight="normal" officeooo:rsid="0077802c" style:font-size-asian="12pt" style:font-weight-asian="normal" style:font-size-complex="12pt" style:font-weight-complex="normal"/>
    </style:style>
    <style:style style:name="T18" style:family="text">
      <style:text-properties fo:font-variant="normal" fo:text-transform="none" fo:color="#252525" style:font-name="Liberation Serif" fo:font-size="12pt" fo:letter-spacing="normal" fo:font-style="normal" fo:font-weight="normal" officeooo:rsid="007a9031" style:font-size-asian="12pt" style:font-weight-asian="normal" style:font-size-complex="12pt" style:font-weight-complex="normal"/>
    </style:style>
    <style:style style:name="T19" style:family="text">
      <style:text-properties fo:font-variant="normal" fo:text-transform="none" fo:color="#252525" style:font-name="Liberation Serif" fo:font-size="12pt" fo:letter-spacing="normal" fo:font-style="normal" fo:font-weight="normal" officeooo:rsid="007b3dbf" style:font-size-asian="12pt" style:font-weight-asian="normal" style:font-size-complex="12pt" style:font-weight-complex="normal"/>
    </style:style>
    <style:style style:name="T20" style:family="text">
      <style:text-properties fo:font-variant="normal" fo:text-transform="none" fo:color="#252525" style:font-name="Liberation Serif" fo:font-size="12pt" fo:letter-spacing="normal" fo:font-style="normal" style:font-size-asian="12pt" style:font-size-complex="12pt"/>
    </style:style>
    <style:style style:name="T21" style:family="text">
      <style:text-properties fo:font-variant="normal" fo:text-transform="none" fo:color="#252525" style:font-name="Liberation Serif" fo:font-size="12pt" fo:letter-spacing="normal" fo:font-style="normal" officeooo:rsid="002e6b7e" style:font-size-asian="12pt" style:font-size-complex="12pt"/>
    </style:style>
    <style:style style:name="T22" style:family="text">
      <style:text-properties fo:font-variant="normal" fo:text-transform="none" fo:color="#252525" style:font-name="Liberation Serif" fo:font-size="12pt" fo:letter-spacing="normal" fo:font-style="normal" officeooo:rsid="0077802c" style:font-size-asian="12pt" style:font-size-complex="12pt"/>
    </style:style>
    <style:style style:name="T23" style:family="text">
      <style:text-properties officeooo:rsid="0030b0f3"/>
    </style:style>
    <style:style style:name="T24" style:family="text">
      <style:text-properties officeooo:rsid="001e6fdf"/>
    </style:style>
    <style:style style:name="T25" style:family="text">
      <style:text-properties officeooo:rsid="00209483"/>
    </style:style>
    <style:style style:name="T26" style:family="text">
      <style:text-properties officeooo:rsid="0025814d"/>
    </style:style>
    <style:style style:name="T27" style:family="text">
      <style:text-properties fo:font-style="italic" style:font-style-asian="italic" style:font-style-complex="italic"/>
    </style:style>
    <style:style style:name="T28" style:family="text">
      <style:text-properties officeooo:rsid="0043cddd"/>
    </style:style>
    <style:style style:name="T29" style:family="text">
      <style:text-properties officeooo:rsid="0044fc5b"/>
    </style:style>
    <style:style style:name="T30" style:family="text">
      <style:text-properties officeooo:rsid="00484df3"/>
    </style:style>
    <style:style style:name="T31" style:family="text">
      <style:text-properties officeooo:rsid="0048916b"/>
    </style:style>
    <style:style style:name="T32" style:family="text">
      <style:text-properties officeooo:rsid="0048a190"/>
    </style:style>
    <style:style style:name="T33" style:family="text">
      <style:text-properties officeooo:rsid="0049c2e0"/>
    </style:style>
    <style:style style:name="T34" style:family="text">
      <style:text-properties officeooo:rsid="00513cda"/>
    </style:style>
    <style:style style:name="T35" style:family="text">
      <style:text-properties officeooo:rsid="0052ddec"/>
    </style:style>
    <style:style style:name="T36" style:family="text">
      <style:text-properties officeooo:rsid="0052f3d7"/>
    </style:style>
    <style:style style:name="T37" style:family="text">
      <style:text-properties officeooo:rsid="0054f541"/>
    </style:style>
    <style:style style:name="T38" style:family="text">
      <style:text-properties officeooo:rsid="0056dfaf"/>
    </style:style>
    <style:style style:name="T39" style:family="text">
      <style:text-properties officeooo:rsid="005a2ec3"/>
    </style:style>
    <style:style style:name="T40" style:family="text">
      <style:text-properties officeooo:rsid="005adcc3"/>
    </style:style>
    <style:style style:name="T41" style:family="text">
      <style:text-properties officeooo:rsid="005b6d12"/>
    </style:style>
    <style:style style:name="T42" style:family="text">
      <style:text-properties officeooo:rsid="005d966c"/>
    </style:style>
    <style:style style:name="T43" style:family="text">
      <style:text-properties officeooo:rsid="005e2dd1"/>
    </style:style>
    <style:style style:name="T44" style:family="text">
      <style:text-properties officeooo:rsid="0062b74b"/>
    </style:style>
    <style:style style:name="T45" style:family="text">
      <style:text-properties officeooo:rsid="00644363"/>
    </style:style>
    <style:style style:name="T46" style:family="text">
      <style:text-properties officeooo:rsid="00658d10"/>
    </style:style>
    <style:style style:name="T47" style:family="text">
      <style:text-properties officeooo:rsid="00673a0c"/>
    </style:style>
    <style:style style:name="T48" style:family="text">
      <style:text-properties officeooo:rsid="006b1121"/>
    </style:style>
    <style:style style:name="T49" style:family="text">
      <style:text-properties officeooo:rsid="006cbf1a"/>
    </style:style>
    <style:style style:name="T50" style:family="text">
      <style:text-properties officeooo:rsid="006e6193"/>
    </style:style>
    <style:style style:name="T51" style:family="text">
      <style:text-properties officeooo:rsid="007394cb"/>
    </style:style>
    <style:style style:name="T52" style:family="text">
      <style:text-properties officeooo:rsid="0073c66d"/>
    </style:style>
    <style:style style:name="T53" style:family="text">
      <style:text-properties officeooo:rsid="0075aa40"/>
    </style:style>
    <style:style style:name="T54" style:family="text">
      <style:text-properties officeooo:rsid="0076a4db"/>
    </style:style>
    <style:style style:name="T55" style:family="text">
      <style:text-properties officeooo:rsid="0077802c"/>
    </style:style>
    <style:style style:name="T56" style:family="text">
      <style:text-properties officeooo:rsid="0079482c"/>
    </style:style>
    <style:style style:name="T57" style:family="text">
      <style:text-properties officeooo:rsid="007a9031"/>
    </style:style>
    <style:style style:name="T58" style:family="text">
      <style:text-properties officeooo:rsid="007b3dbf"/>
    </style:style>
    <style:style style:name="T59" style:family="text">
      <style:text-properties officeooo:rsid="007ce2cf"/>
    </style:style>
    <style:style style:name="T60" style:family="text">
      <style:text-properties officeooo:rsid="007df98b"/>
    </style:style>
    <style:style style:name="T61" style:family="text">
      <style:text-properties officeooo:rsid="007f5d2c"/>
    </style:style>
    <style:style style:name="T62" style:family="text">
      <style:text-properties officeooo:rsid="007fbd3e"/>
    </style:style>
    <style:style style:name="T63" style:family="text">
      <style:text-properties officeooo:rsid="008168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CPUSET</text:p>
      <text:p text:style-name="P85">1. C<text:span text:style-name="T51">p</text:span>uset-<text:span text:style-name="T52">ы</text:span></text:p>
      <text:p text:style-name="P82">1.1. Что дела<text:span text:style-name="T52">ю</text:span>т cpuset-<text:span text:style-name="T51">ы</text:span>?</text:p>
      <text:p text:style-name="P67">Cpuset-<text:span text:style-name="T51">ы</text:span> обеспечива<text:span text:style-name="T51">ю</text:span>т механизм по привязке набора процессоров(CPU) и узлов памяти(Memory Nodes) к задачам. В данной документации к «узлу памяти» относится <text:span text:style-name="T52">доступный</text:span> узел, который содержит память.</text:p>
      <text:p text:style-name="P67">Cpuset-<text:span text:style-name="T53">ы</text:span> с<text:span text:style-name="T24">держивают</text:span> <text:span text:style-name="T24">размещение процессора и памяти задачи в соответствии с ресурсами задачи в текущем cpuset. Они формируют разветвлённую иерархию, которую видно в виртуальной файловой системе. Это существенные ловушки(хуки) и необходимы для управления динамическим размещением задач в больших системах.</text:span></text:p>
      <text:p text:style-name="P68"><text:span text:style-name="T1">В</text:span>ыполняя запросы к задаче, используя системный вызов sched_setaffinity(2) для задействования процессоров по маске схожести и системные вызовы mbind(2) и set_mempolicy(2) для включения узлов памяти согласно их политик<text:span text:style-name="T25">и</text:span>, <text:span text:style-name="T54">данные вызовы</text:span> проходят через cpuset <text:span text:style-name="T25">данной </text:span>задачи, который отфильтровывает процессора и узлы памяти, которые отсутствуют в этом cpuset. <text:span text:style-name="T2">Планировщик задач не планирует выполнение задачи на процессоре, который не разрешён в векторе cpus_allowed и выделитесь страниц, находящийся в ядре, не выделяет страницу, которая не разрешена в векторе mems_allowed запрашиваемой задачи.</text:span></text:p>
      <text:p text:style-name="P69">Код уровня пользователя может создавать и удалять cpuset-ы по имени в <text:span text:style-name="T54">виртуальной</text:span> файловой системе контрольной группы, управлять атрибутами и разрешениями этих cpuset-<text:span text:style-name="T54">ов</text:span> и тем какой процессор и узел памяти привязан к каждому cpuset-у, задавать и запрашивать к какому cpuset задача привязана и вывод список PID задач, которые привязаны к cpuset.</text:p>
      <text:p text:style-name="P69"/>
      <text:p text:style-name="P83">1.2. Почему cpuset-ы необходимы?</text:p>
      <text:p text:style-name="P70"><text:span text:style-name="T26">Управление большой компьютерной системой, со множеством процессоров, комплексом иерархий кеша памяти и множеством узлов памяти, при этом имея неравномерный доступ к памяти(NUMA, </text:span><text:span text:style-name="T3">Non-Uniform Memory Access</text:span><text:span text:style-name="T6">) создаёт дополнительные задачи для эффективного планирования и размещения процессов </text:span><text:span text:style-name="T16">в памяти</text:span><text:span text:style-name="T6">.</text:span></text:p>
      <text:p text:style-name="P1">Часто большинство скромных по размеру систем могут <text:span text:style-name="T55">выполнять данные задачи </text:span>с адекватной эффективностью всего лишь позволив операционной системе автоматически распределять доступные ресурсы процессора и памяти среди запрашиваемых задач.</text:p>
      <text:p text:style-name="P2">Однако <text:span text:style-name="T55">в </text:span>больши<text:span text:style-name="T55">х</text:span> систем<text:span text:style-name="T55">ах </text:span>выгода больше от точного местоположения процессора и памяти <text:span text:style-name="T55">по отношению к задачи. При этом</text:span> уменьша<text:span text:style-name="T55">ется </text:span>врем<text:span text:style-name="T55">я</text:span> доступа к памяти и количество конфликтов. Большие системы <text:span text:style-name="T55">типично</text:span> представляют большую инвестицию заказчика, чья выгода состоит в точном размещении задач в точно подобранных, по размеру, подсистемах существующей системы.</text:p>
      <text:p text:style-name="P3">Это может быть особенно ценно в:</text:p>
      <text:p text:style-name="P3">* Web серверах, которые выполняют множество экземпляров одного и того же web-приложения,</text:p>
      <text:p text:style-name="P3">* Серверах, которые выполняют различные приложения (к примеру, web сервер, и БД), или</text:p>
      <text:p text:style-name="P71"><text:span text:style-name="T3">* NUMA системы, выполняющие </text:span><text:span text:style-name="T7">большое количество</text:span><text:span text:style-name="T3"> высокопроизводительных приложений (HPC, High-Perfomance Computing Application) c зависящими от производительности характеристиками.</text:span></text:p>
      <text:p text:style-name="P72"><text:span text:style-name="T3">Эти подсистемы, или «мягкие разделы» должн</text:span><text:span text:style-name="T17">ы</text:span><text:span text:style-name="T3"> предоставлять возможность динамически настраиваться, в зависимости от смены </text:span><text:span text:style-name="T17">комбинаций</text:span><text:span text:style-name="T3"> задач, без влияния на другие конкурентно </text:span><text:span text:style-name="T17">выполняемые</text:span><text:span text:style-name="T3">(то есть разделяют общие ресурсы) задачи. Местонахождение страниц памяти выполняемого приложения должно также </text:span><text:span text:style-name="T17">меняться</text:span><text:span text:style-name="T3"> когда расположение </text:span><text:span text:style-name="T8">узла </text:span><text:span text:style-name="T3">памяти изменено.</text:span></text:p>
      <text:p text:style-name="P73"><text:span text:style-name="T3">Набор изменений ядра cpuset обеспечивает </text:span><text:span text:style-name="T17">самым</text:span><text:span text:style-name="T3"> мини</text:span><text:span text:style-name="T17">мумом</text:span><text:span text:style-name="T3"> механизм ядра, необходимым для эффективной реализации таких подсистем. </text:span><text:span text:style-name="T9">Система рычагов существующих средств управления процессора и размещения памяти находятся в ядре Linux для избежания дополнительной нагрузки на критически </text:span><text:span text:style-name="T17">важный</text:span><text:span text:style-name="T9"> код планировщика и распределителя </text:span><text:soft-page-break/><text:span text:style-name="T9">памяти.</text:span></text:p>
      <text:p text:style-name="P74"/>
      <text:p text:style-name="P84"><text:span text:style-name="T21">1.</text:span><text:span text:style-name="T20">3. Как cpuset-ы реализован</text:span><text:span text:style-name="T22">ы</text:span><text:span text:style-name="T20">?</text:span></text:p>
      <text:p text:style-name="P5">Cpuset-ы обеспечивают механизм ядра Linux возможностью сдерживать использование процесс<text:span text:style-name="T55">а</text:span> или групп<text:span text:style-name="T55">ы</text:span> процессов на <text:span text:style-name="T55">точно заданном</text:span> процессоре и узле памяти. </text:p>
      <text:p text:style-name="P5">Ядро Linux уже имеет пару механизмов для указания на каком процессор<text:span text:style-name="T55">е</text:span> задача будет планироваться (<text:span text:style-name="T55">системный вызов </text:span>sched_setaffinity) и на каком узле памяти он может получать память(<text:span text:style-name="T55">системные вызовы </text:span>mbind, set_mempolicy).</text:p>
      <text:p text:style-name="P4">Cpuset-ы расширяют эти два механизма в следующем:</text:p>
      <text:p text:style-name="P4">- Cpuset-ы это набор разрешённых процессоров и узлов памяти, известных ядру.</text:p>
      <text:p text:style-name="P4">- Каждая задача в системе присоединена к cpuset через указатель в структуре задачи, который ссылается на подсчитываемую структуру контрольной группы.</text:p>
      <text:p text:style-name="P75"><text:span text:style-name="T3">- </text:span><text:span text:style-name="T4">Обращение к системному вызову sched_setaffinity фильтруется и применяется только для тех процессоров, которые </text:span><text:span text:style-name="T10">разрешены</text:span><text:span text:style-name="T4"> в данном cpuset задачи.</text:span></text:p>
      <text:p text:style-name="P6">- Обращение к системным вызовам mbind и set_mempolicy фильтруется и применяется только к тем узлам памяти, которые разрешены в данном cpuset задачи.</text:p>
      <text:p text:style-name="P6">- Корневой cpuset содержит все процессоры и узлы памяти системы.</text:p>
      <text:p text:style-name="P6">- Для любого cpuset можно определить дочерние cpuset-ы, которые будут содержать подмножество родительских ресурсов процессоров и узлов памяти.</text:p>
      <text:p text:style-name="P6">- Иерархия cpuset-ов может быть примонтирована в /dev/cpuset для просмотра и манипуляций из пользовательского окружения.</text:p>
      <text:p text:style-name="P75">- <text:span text:style-name="T23">Cpuset может быть помечен эксклюзивно. Это гарантирует что нет другого cpuset-а (за исключением прямого предка и потомка), который содержал бы взаимно используемые процессоры и узлы памяти.</text:span></text:p>
      <text:p text:style-name="P6">- Вы можете вывести список всех задач (по PID) присоединённых к любому cpuset-<text:span text:style-name="T56">у</text:span>.</text:p>
      <text:p text:style-name="P76"><text:span text:style-name="T4">Р</text:span><text:span text:style-name="T3">еализация </text:span><text:span text:style-name="T5">cpuset-ов требует нескольких простых ловушек(хуков) в коде ядра, не влияющий на критически важные, по отношению к производительности, места:</text:span></text:p>
      <text:p text:style-name="P7">- в init/main.c, для инициализации корневого cpuset во время загрузки системы.</text:p>
      <text:p text:style-name="P7">- в системных вызовах fork и exit, для присоединения и отсоединения задачи к своему cpuset-<text:span text:style-name="T56">у</text:span>.</text:p>
      <text:p text:style-name="P7">- в <text:span text:style-name="T56">системном</text:span> вызове sched_setaffinity, для маскирования запрашиваемых процессоров, которое разрешает их использование в зависимости от разрешение в cpuset-<text:span text:style-name="T56">е</text:span> задачи.</text:p>
      <text:p text:style-name="P7">- в sched.c migrate_live_task(), для удержания мигрирующих задач в пределах тех процессоров, которые им разрешены в cpuset-<text:span text:style-name="T56">е</text:span>.</text:p>
      <text:p text:style-name="P8">- в системных вызовах mbind и set_mempolicy для маскирования запрашиваемых узлов памяти, которое разрешает их использование в зависимости от разрешения в cpuset-<text:span text:style-name="T56">е</text:span> задачи.</text:p>
      <text:p text:style-name="P8">- в page_alloc.c для разграничения памяти согласно разрешённым узлам.</text:p>
      <text:p text:style-name="P8">- в vmscan.c для разграничения восстановления страниц в текущем cpuset-<text:span text:style-name="T56">е</text:span>.</text:p>
      <text:p text:style-name="P8">Вы должны примонтировать файловую систему «cgroup» в порядке, позволяющем просматривать и модифицировать cpuset-<text:span text:style-name="T56">ы</text:span>, которые присутствуют и известны ядру. Для cpuset-ов не добавлено новых системных вызовов — вся поддержка по запросам и модификациям cpuset-ов производится через файловую систему cpuset-а.</text:p>
      <text:p text:style-name="P77"><text:span text:style-name="T3">Файл /proc/&lt;pid&gt;/status для каждой задачи содержит четыре добавленные линии, отображающие</text:span><text:span text:style-name="T11"> cpu_allowed задачи (на каких процессорах задача может планироваться) и mems_allowed (на каких узлах памяти она может получать память), в двух форматах, как это показано в следующем примере:</text:span></text:p>
      <text:p text:style-name="P9"><text:s text:c="2"/>Cpus_allowed: <text:s text:c="2"/>ffffffff,ffffffff,ffffffff,ffffffff</text:p>
      <text:p text:style-name="P9"><text:s text:c="2"/>Cpus_allowed_list: <text:s text:c="5"/>0-127</text:p>
      <text:p text:style-name="P9"><text:s text:c="2"/>Mems_allowed: <text:s text:c="2"/>ffffffff,ffffffff</text:p>
      <text:p text:style-name="P9"><text:s text:c="2"/>Mems_allowed_list: <text:s text:c="5"/>0-63</text:p>
      <text:p text:style-name="P9">Каждый cpuset представлен директорией в файловой системе контрольной группы, которая содержит(в самой верхушке стандартных файлов контрольных групп) следующие файлы, <text:soft-page-break/>описывающие данный cpuset:</text:p>
      <text:p text:style-name="P9">- cpuset.cpus: список процессоров в данном cpuset-<text:span text:style-name="T56">е</text:span></text:p>
      <text:p text:style-name="P9">- cpuset.mems: список узлов памяти в данном cpuset-<text:span text:style-name="T57">е</text:span></text:p>
      <text:p text:style-name="P9">- флаг cpuset.memory_migrate: если установлен, переместить страницы в <text:span text:style-name="T57">соответствуюзие </text:span>узлы cpuset-ов</text:p>
      <text:p text:style-name="P9">- флаг cpuset.cpu_exclusive: размещение <text:span text:style-name="T57">на</text:span> процессор<text:span text:style-name="T57">ах</text:span> эксклюзивно?</text:p>
      <text:p text:style-name="P9">- флаг cpuset.mem_exclusive: размещение <text:span text:style-name="T57">в</text:span> памяти эксклюзивно?</text:p>
      <text:p text:style-name="P9">- флаг cpuset.mem_hardwall: размещение <text:span text:style-name="T57">в</text:span> памяти жёстко ограничено?</text:p>
      <text:p text:style-name="P9">- cpuset.memory_pressure: измеряет страничное давление в cpuset-<text:span text:style-name="T57">е</text:span></text:p>
      <text:p text:style-name="P9">- флаг cpuset.memory_spread_page: если установлен, распространение страничного кеша будет равномерным на разрешённых узлах</text:p>
      <text:p text:style-name="P9">- флаг cpuset_memory_spread_slab: если установлен, распространение slab кеша будет равномерным на разрешённых узлах</text:p>
      <text:p text:style-name="P78"><text:span text:style-name="T3">- флаг cpuset.sched_load_balance: если установлен, </text:span><text:span text:style-name="T12">балансировать нагрузку в пределах процессоров в этом cpuset</text:span></text:p>
      <text:p text:style-name="P10">- cpuset.sched_relax_domain_level: диапазон поиска при миграции задач</text:p>
      <text:p text:style-name="P11"><text:span text:style-name="T57">Дополнительно</text:span>, только корневой cpuset содержит следующий файл:</text:p>
      <text:p text:style-name="P11">- флаг cpuset.memory_pressure_enabled: вычислять memory_pressure?</text:p>
      <text:p text:style-name="P11">Новые cpuset-<text:span text:style-name="T57">ы</text:span> создаются используя системный вызов mkdir или команду оболочки. Параметры cpuset-<text:span text:style-name="T57">а</text:span>, такие как флаги, разрешение на использование процессоров и узлов памяти и присоединение задач, изменяются записью в соответствующий файл в директории cpuset-<text:span text:style-name="T57">а</text:span>, который перечислен выше.</text:p>
      <text:p text:style-name="P11">Поименованная иерархическая структура вложенных cpuset-ов позволяет разделять большую систему на вложения, <text:span text:style-name="T57">которые </text:span>динамически изменя<text:span text:style-name="T57">ются и называются</text:span> «мягки<text:span text:style-name="T57">ми</text:span> раздел<text:span text:style-name="T57">ами</text:span>»(soft-partitions).</text:p>
      <text:p text:style-name="P12">Присоединение каждой задачи автоматически наследуется в вызове fork при создании каждого ребёнка данной задачи. Это позволяет <text:span text:style-name="T57">с помощью </text:span>cpuset-<text:span text:style-name="T57">ов</text:span> организовывать рабочую нагрузку в системе между связанными наборами задач. <text:span text:style-name="T57">К</text:span>аждый набор сдерживается для использования процессоров и узлов памяти особым <text:span text:style-name="T57">собственным</text:span> cpuset-<text:span text:style-name="T57">ом</text:span>. Задача может быть подключена к другому cpuset-<text:span text:style-name="T57">у</text:span>, если это разрешено правами доступа в необходимом cpuset-<text:span text:style-name="T57">е</text:span> файловой системы.</text:p>
      <text:p text:style-name="P12">Такое управление системой «по-крупному» объединяет плавность с успешной детализацией размещения индивидуальных задач, используя системные вызовы sched_setaffinity, mbind и set_mempolicy.</text:p>
      <text:p text:style-name="P12">Следующие правила применимы к каждому cpuset-<text:span text:style-name="T57">у</text:span>:</text:p>
      <text:p text:style-name="P79"><text:span text:style-name="T3">- </text:span><text:span text:style-name="T13">Их процессора и узлы память должны быть подмножеством их родителей.</text:span></text:p>
      <text:p text:style-name="P13">- Они могут быть помечены эксклюзивно, в отличии от <text:span text:style-name="T57">их </text:span>родителей.</text:p>
      <text:p text:style-name="P13">- Если их процессор или память эксклюзивны, значит они не должны быть перекрыты любым из их братьев.</text:p>
      <text:p text:style-name="P14">Эти правила, а также натуральная иерархия cpuset-<text:span text:style-name="T57">ов</text:span>, включает эффективное принуждение к гарантии эксклюзивности, без потребности постоянно сканировать все cpuset-ы по мере их изменения для того, чтобы убедится что ничего не перекрывает эксклюзивный cpuset. Также, использование виртуальной файловой системы Linux (vfs) для представления иерархии cpuset-<text:span text:style-name="T57">ов</text:span> обеспечивает схожими разрешениями и пространством имён для cpuset-ов. <text:span text:style-name="T57">Это</text:span> добавл<text:span text:style-name="T57">яет</text:span> минимум дополнительного кода в ядро.</text:p>
      <text:p text:style-name="P80"><text:span text:style-name="T3">Файлы cpus и mems верхнего(корневого, top_cpuset) cpuset-</text:span><text:span text:style-name="T18">ов</text:span><text:span text:style-name="T3"> только для чтения. Файлы cpus автоматически отслеживают значение cpu_online_mask используя уведомления CPU hotplug, а файлы mems автоматически отслеживают значение node_states[N_MEMORY] и т.п., узлов с памятью, </text:span><text:span text:style-name="T14">используя ловушку(хук) cpuset_track_online_nodes().</text:span></text:p>
      <text:p text:style-name="P15"/>
      <text:p text:style-name="P63">1.4. Что такое эксклюзивные cpuset-ы?</text:p>
      <text:p text:style-name="P15">Если cpuset по отношению к памяти или процессору эксклюзивный тогда никакие другие <text:soft-page-break/>cpuset-<text:span text:style-name="T57">ы</text:span>, за исключением прямых родителей и потомков, не могут разделять один из процессоров или узлов памяти.</text:p>
      <text:p text:style-name="P81"><text:span text:style-name="T3">Cpuset в котором установлены флаги cpuset.mem_exlusive или cpuset.mem_hardwall установлен в «hardwalled», и т.п. разграничивает выделение ядром страниц, буфера или других данных, широко разделяемых ядром, между множеством пользователей. Все cpuset-ы, жёстко ограниченные или нет, разграничивают выделение памяти для пользовательского окружения. Это </text:span><text:span text:style-name="T15">позволяет</text:span><text:span text:style-name="T3"> конфигурирова</text:span><text:span text:style-name="T15">ть</text:span><text:span text:style-name="T3"> систем</text:span><text:span text:style-name="T15">у</text:span><text:span text:style-name="T3"> таким образом, что несколько независимых заданий могут раздел</text:span><text:span text:style-name="T18">я</text:span><text:span text:style-name="T3">ть данные, широко используемые ядром, такие как страницы файловой системы, в то время как изолир</text:span><text:span text:style-name="T15">уется</text:span><text:span text:style-name="T3"> кажд</text:span><text:span text:style-name="T15">ая</text:span><text:span text:style-name="T3"> задач</text:span><text:span text:style-name="T15">а</text:span><text:span text:style-name="T3"> пользователя </text:span><text:span text:style-name="T15">в своём <text:s text:c="3"/>cpuset-</text:span><text:span text:style-name="T19">е</text:span><text:span text:style-name="T15">. Для того чтобы это сделать необходимо создать большой mem_exclusive cpuset для удержания всех задач и создать дочерний, non-mem_exclusive cpuset для каждой индивидуальной задачи. Только небольшое количество типичной памяти ядра, такой как запросы от управления прерываниями, разрешено запрашивать извне, даже когда установлен флаг mem_exclusive.</text:span></text:p>
      <text:p text:style-name="P87"/>
      <text:p text:style-name="P64">1.5. Что такое memory_pressure?</text:p>
      <text:p text:style-name="P16">Memory_pressure из cpuset-<text:span text:style-name="T58">ов</text:span> предоставляет простой измеритель скорости для каждого процессора, с которой задача в cpuset-<text:span text:style-name="T58">е</text:span> пытается освободить используемую память на узлах cpuset-<text:span text:style-name="T58">а</text:span> для удовлетворения дополнительных запросов памяти.</text:p>
      <text:p text:style-name="P16">Это позволяет пакетным менеджерам мониторить задания, запущенные в определённых cpuset-<text:span text:style-name="T58">ах</text:span> для эффективного определения уровня давления памяти, который вызывает задание.</text:p>
      <text:p text:style-name="P17">Это может быть использовано как на <text:span text:style-name="T27">плотно управляемых системах(tightly managed systems)</text:span>, выполняющи<text:span text:style-name="T58">х</text:span> широкий спектр представленный заданий. Для таких систем выполнение заданий можно прекращать или назначать другой приоритет тем, которые пытаются использовать больше памяти чем это позволено на узлах памяти, которые присоединены к ним. Также это может быть использовано и на <text:span text:style-name="T27">тесно связанных системах (tightly managed systems)</text:span>, долго выполня<text:span text:style-name="T58">ющие</text:span> массивные параллельные научные вычисления, которые могут закончить драматично своё выполнение из-за ошибки, вызванной запросами увеличения производительности, <text:span text:style-name="T58">а именно</text:span> использования большего количества памяти чем это разрешено.</text:p>
      <text:p text:style-name="P18">Данный механизм обеспечивает очень экономный путь пакетного менеджера для мониторинга за cpuset-<text:span text:style-name="T58">ами</text:span> с целью учёта за давлением памяти. Это выдвигает пакетный менеджер или прочий пользовательский код для принятия решения что сделать в сложившейся ситуации и выполнить действие.</text:p>
      <text:p text:style-name="P19">==&gt; Если данное свойство не включено, записью «1» в специальный файл /dev/cpuset/memory_pressure_enabled, то действие ловушки(хука) в коде балансировщика __alloc_pages() для данной метрики, сводится <text:s/>к простому уведомлению что флаг cpuset_memory_pressure_enabled выключен. Таким образом только системы <text:s/>в которых включено данное свойство будут исчислять метрику.</text:p>
      <text:p text:style-name="P19"/>
      <text:p text:style-name="P65">Почему по каждому cpuset-<text:span text:style-name="T58">у</text:span> <text:span text:style-name="T28">показывается</text:span> среднее <text:span text:style-name="T28">значение</text:span>?</text:p>
      <text:p text:style-name="P20">Потому что измеритель существует для каждого cpuset-<text:span text:style-name="T58">а</text:span> вместо каждой задачи или mm(скорее всего Memory Management). <text:span text:style-name="T28">Системная нагрузка накладывается пакетным планировщиком, который выполняет эти измерения. Данная нагрузка остро уменьшается на больших системах, поскольку сканирование списка задач может приводит к пустым результатам на каждом наборе запросов.</text:span></text:p>
      <text:p text:style-name="P22"><text:span text:style-name="T59">И</text:span>змеритель показывает среднее <text:span text:style-name="T59">значение</text:span> вместо <text:span text:style-name="T59">того чтобы постоянно увеличивать</text:span> счётчик. Пакетный планировщик может определить давление памяти одним чтением, вместо необходимости в чтении и <text:span text:style-name="T59">суммировании</text:span> результатов за период.</text:p>
      <text:p text:style-name="P21"><text:span text:style-name="T59">И</text:span>змеритель существует для каждого cpuset-<text:span text:style-name="T59">а</text:span> вместо каждой задачи или mm(скорее всего Memory Management). <text:span text:style-name="T28">Пакетный планировщик может получить ключевую информацию, </text:span><text:soft-page-break/><text:span text:style-name="T28">давление памяти в cpuset-е за одно чтение, вместо необходимости в запрашивании и суммировании набора результатов среди всего(динамически изменяемого) набора задач в нём.</text:span></text:p>
      <text:p text:style-name="P23">Простой цифровой фильтр для каждого cpuset-<text:span text:style-name="T59">а</text:span> <text:span text:style-name="T29">(для которого необходимы spinlock и 3 слова данных на один cpuset) хранится и обновляется для каждой задачи, которая присоединена к этому cpuset-у, если выполняется синхронный(прямой) код возврата страниц.</text:span></text:p>
      <text:p text:style-name="P24">Файл для каждого cpuset-<text:span text:style-name="T59">а</text:span> обеспечивает целым числом, представляющий последнюю (половину жизни из 10 секунд) скорост<text:span text:style-name="T59">и</text:span> восстановления прямых страниц запрошенных задачей в cpuset-<text:span text:style-name="T59">е</text:span>, в единицах вызовов совершённых за секунду, тысяч раз.</text:p>
      <text:p text:style-name="P24"/>
      <text:p text:style-name="P66">1.6. Что такое распространение памяти?</text:p>
      <text:p text:style-name="P24">Существуют два файла с булевым флагом для каждого cpuset-<text:span text:style-name="T61">а</text:span>, которые контролируют где ядро будет выделять страницы для буферов файловой системы и зависящие от них структуры данных ядра. Они называются 'cpuset.memory_spread_page' и 'cpuset.memory_spread_slab'.</text:p>
      <text:p text:style-name="P25">Если файл с булевым флагом для каждого cpuset-<text:span text:style-name="T60">а</text:span> 'cpuset.memory_spread_page' установлен, тогда ядро будет распространять буферы файловой системы (страничный кеш) равномерно на все узлы, таким образом допускается использовать задачи с разрывами, вместо предпочтения в помещении страниц задач на те узлы, где <text:span text:style-name="T61">происходит</text:span> выполн<text:span text:style-name="T61">ение задачи</text:span>. </text:p>
      <text:p text:style-name="P25">Если файл с булевым флагом для каждого cpuset-<text:span text:style-name="T61">а</text:span> 'cpuset.memory_spread_slab' установлен, ядро будет распространять некоторые связанные slab кеши, как для inode <text:span text:style-name="T61">так</text:span> и <text:span text:style-name="T61">для </text:span>dentry, равномерно на все узлы, <text:span text:style-name="T30">таким образом допускается использование задач с разрывами, вместо предпочтения в помещении страниц задач на те узлы, где происходит выполнение задачи.</text:span></text:p>
      <text:p text:style-name="P26">Установка этих флагов не влияет на анонимные сегменты данных или сегментные страницы стека задачи.</text:p>
      <text:p text:style-name="P26">По умолчанию оба вида распространения памяти выключены. Страницы памяти выделяются на узлах локально, там где задача была запущена, за исключением возможности быть изменённым NUMA политикой mempolicy или cpuset, <text:span text:style-name="T31">настолько долго, сколько свободных страниц памяти доступно.</text:span></text:p>
      <text:p text:style-name="P27">Когда новые cpuset-ы созданы, они наследуют настройки распространения памяти своих родите<text:span text:style-name="T61">ле</text:span>й.</text:p>
      <text:p text:style-name="P28">Установка распространения памяти приводит к тому, что «задетые» страницы или slab кеши игнорируют NUMA политики памяти задач. <text:span text:style-name="T32">Задачи, использующие системные вызовы mbind() или set_mempolicy() для установки NUMA политик памяти не уведомляют об любых изменениях в этих вызовах как результат того, что они содержат настройки распространения памяти. Если распространение памяти выключено, тогда текущие заданные NUMA политики памяти вновь применяются для выделения страниц.</text:span></text:p>
      <text:p text:style-name="P29">Оба файла 'cpuset.memory_spread_page' и 'cpuset.memory_spread_slab' являются файлами булевых флагов. По умолчанию они содержат «0», что означает <text:span text:style-name="T61">это</text:span> свойство выключено для этого cpuset-<text:span text:style-name="T61">а</text:span>. Если «1» записана в файл, значит она включает <text:span text:style-name="T61">это</text:span> свойство.</text:p>
      <text:p text:style-name="P29">Реализация проста.</text:p>
      <text:p text:style-name="P29">Устанавливая флаг 'cpuset.memory_spread_page' выполняется установка флага PFA_SPREAD_PAGE для каждой задачи в этом cpuset-<text:span text:style-name="T61">е</text:span> <text:span text:style-name="T33">или впоследствии присоединённой задачи к этому cpuset-у. Системные вызовы для выделения страниц кеша изменены для предварительной инлайн проверки флага PFA_SPREAD_PAGE задачи. Если он установлен, выполняется новый системный вызов cpuset_mem_spread_node(), возвращающий необходимый узел для выделения страниц.</text:span></text:p>
      <text:p text:style-name="P30">Также, устанавливая 'cpuset.memory_spread_slab' включается флаг PFA_SPREAD_SLAB, и соответственно slab кеши будут выделять страницы для узлов, которые были возвращены из cpuset_mem_spread_node().</text:p>
      <text:p text:style-name="P52">Реализация cpuset_mem_spread_node() также проста. Она использует значение роора каждой задачи cpuset_mem_spread_rotor для выбора следующего узла в mems_allowed, в качестве <text:soft-page-break/>предпочтения, при следующем выделении.</text:p>
      <text:p text:style-name="P52">Данная политика также известна (в другом контексте) как круговая(round-robin) или слоистая(interleave).</text:p>
      <text:p text:style-name="P52">Данная политика может обеспечивать существенные улучшения для заданий которые нуждаются в размещении локальных потоков данных на соответствующих узлах, однако ей необходим доступ к большому набору данных файловой системы, который необходимо распределить между несколькими узлами в соответствующем порядке. Без этой политики, <text:s/>особенно для заданий которые, как предполагается, содержат один поток чтения набора данных, выделение памяти между узлами может стать очень неравномерным.</text:p>
      <text:p text:style-name="P88"/>
      <text:p text:style-name="P92">1.7. Что такое sched_load_balance?</text:p>
      <text:p text:style-name="P31">Планировщик ядра (kernel/sched/core.c) автоматически загружает и балансирует задачи. Если один из процессоров недостаточно используется, код ядра запущенный на этом процессоре будет наблюдать за другими задачами на более загруженных процессорах и перемещать их к себе, учитывая ограничения cpuset-<text:span text:style-name="T62">а</text:span> и системного вызова sched_setaffinity().</text:p>
      <text:p text:style-name="P32">Стоимость алгоритма балансировки и его воздействие на ключевые структуры данных ядра возрастает более чем линейно с увеличением числа задач и процессоров, на которые их необходимо балансировать. Таким образом планировщик поддерживает деление системных процессоров на планируемые домены. <text:span text:style-name="T62">В итоге</text:span> выполняется балансировка в середине каждого домена планировки. Каждый домен содержит своё подмножество процессоров системы, при этом два домена не перекрываются, а некоторые процессоры могут не входить ни в одном из доменов и следовательно не принимают участие в балансировке.</text:p>
      <text:p text:style-name="P33">Проще говоря, ценность планировщика уменьшается при балансировке двух небольших доменов, чем перед одним большим. Если следовать такой схеме, то это будет означать, что перегрузка в одном из двух доменов не приведёт к балансировке нагрузки в другой домен.</text:p>
      <text:p text:style-name="P34">По умолчанию существует один домен, который охватывает все процессоры, кроме тех, которые помечены в качестве аргумента с использованием флага загрузки ядра «isolcpus=» во <text:s/>время загрузки системы.</text:p>
      <text:p text:style-name="P34">Данное умолчание, балансирующее нагрузку среди всех процессоров, не очень хорошо подходит в двух случаях:</text:p>
      <text:p text:style-name="P34">1) В больших системах балансировка нагрузки среди большого количества процессоров дорогостоящая. Если система управляется, используя cpuset для помещения независимых работ на различные наборы процессоров, полная балансировка не является необходимой.</text:p>
      <text:p text:style-name="P34">2) Системы, поддерживающие выполнение в реальном времени на некоторых процессорах нуждаются в минимизации накладных расходов на этих процессорах, включая <text:span text:style-name="T34">избежания тех ситуаций, в которых балансировка не требуется.</text:span></text:p>
      <text:p text:style-name="P35">Когда флаг 'cpuset.sched_load_balance' включён (установка по умолчанию), происходит обращение ко всем процессорам <text:span text:style-name="T35">во всех cpuset-ах,</text:span> в которых <text:span text:style-name="T35">имеются </text:span>разреш<text:span text:style-name="T62">ё</text:span>н<text:span text:style-name="T35">н</text:span>ы<text:span text:style-name="T35">е</text:span> 'cpuset.cpus', <text:span text:style-name="T35">чтобы убедится</text:span> будут <text:span text:style-name="T35">ли они</text:span> содержаться в одном домене планирования. <text:span text:style-name="T35">Данные действия выполняются с целью уточнить, что планировщик может переместить задачу(не иначе чем это делает sched_setaffinity) из одного процессора в своём cpuset-е к другому.</text:span></text:p>
      <text:p text:style-name="P36">Когда флаг 'cpuset.sched_load_balance' выключен, тогда планировщик будет избегать балансировки нагрузки среди процессоров в данном cpuset-<text:span text:style-name="T62">е</text:span>, --иначе-- как из далека, по необходимости, поскольку некоторые cpuset-ы могут содержать 'sched_load_balance' включённым.</text:p>
      <text:p text:style-name="P36">К примеру, если самый верхний cpuset содержит флаг 'cpuset.sched_load_balance' включённым, тогда планировщик содержит один <text:span text:style-name="T36">планируемый домен, в котором присутствуют все процессора и установка флага 'cpuset.sched_load_balance' в другом cpuset-е не будет иметь значения, поскольку мы уже полностью сбалансировали нагрузку.</text:span></text:p>
      <text:p text:style-name="P37">Следовательно в указанных выше двух ситуациях, самый верхний флаг 'cpuset.sched_load_balance' должен быть выключен, и только некоторые из нижних, дочерних <text:soft-page-break/>cpuset-ов, должны включать <text:span text:style-name="T39">его</text:span>.</text:p>
      <text:p text:style-name="P37">Когда это делается, вы обычно не хотите оставлять некоторые <text:span text:style-name="T38">незакрепленные</text:span> задачи в самом верху cpuset-<text:span text:style-name="T62">е,</text:span> что может о<text:span text:style-name="T37">з</text:span>начать использование нет<text:span text:style-name="T38">ривиального(необычного)</text:span> количества <text:span text:style-name="T38">процессоров. Каждая задача может быть искусственно ограничена в некотором наборе процессоров, в зависимости от сведений, установлен ли флаг в потомственных cpuset-ах. Даже если бы некоторая задача могла использовать запасную часть циклов в некоторых процессорах, планировщик ядра может не рассматривать возможность балансировки этой задачи к этому перегруженному процессору.</text:span></text:p>
      <text:p text:style-name="P38">Естественно, задачи, оставленные на каком-то процессоре могут оставаться в cpuset-<text:span text:style-name="T62">е</text:span>, в котором флаг 'cpuset.sched_load_balance' выключен, таким образом они ни куда от туда не денутся.</text:p>
      <text:p text:style-name="P38">В этом случаем имеется полное противостояние между cpuset-<text:span text:style-name="T62">ами</text:span> и доменами планирования. Cpuset-ы представляют собой иерархическую и разветвлённую структуру. Домены планирования же являются плоскими: они не перекрываются и каждый процессор принадлежит максимум к одному домену планирования.</text:p>
      <text:p text:style-name="P38">Для доменов планирования необходимо быть плоскими, поскольку <text:span text:style-name="T40">балансировка нагрузки между частично перегруженными наборами процессоров станет причиной нестабильной динамики, которая будет вне нашего понимания. Таким образом, если каждый из двух частично перегруженных cpuset-ов включает флаг 'cpuset.sched_load_balance', тогда мы формируем один домен планирования, который является супернабором из обоих. Мы не будем перемещать задачу на процессор вне её cpuset-а, однако планировщик нагрузки может решить потерять некоторые циклы вычисления, учитывая что это возможно.</text:span></text:p>
      <text:p text:style-name="P39">Данное несоответствие возникает потому что нет простого<text:span text:style-name="T62">(</text:span>точка-точка<text:span text:style-name="T62">)</text:span> отношения между cpuset-ами, в которых флаг 'cpuset.sched_load_balance' установлен, и конфигурацией домена планирования. Если cpuset включает флаг, он будет балансировать между всеми своими процессорами, но если он выключает флаг, тогда не будет выполнятся балансировка, если нет другого перекрывающего cpuset-<text:span text:style-name="T62">а</text:span>, который включает флаг.</text:p>
      <text:p text:style-name="P39">Если два cpuset-а содержат частично перекрывающееся 'cpuset.cpus', и только в одном из них данный флаг включён, тогда другие могут найти данную задачи только частично сбалансированную, только на перегруженных процессорах. Это общий случай примера самого верхнего (top_cpuset) cpuset-а, описанный несколькими параграфами выше. В общем случае, как в случае с самым верхним cpuset-ом, не оставляйте задачи, которые будут использовать нетривиальное(необычное) количество процессоров в точно частично сбалансированном cpuset-е, <text:span text:style-name="T41">поскольку они могут быть искусственно ограничены в некотором подмножестве разрешённых процессоров, для исключения из балансировки на других процессорах.</text:span></text:p>
      <text:p text:style-name="P40"/>
      <text:p text:style-name="P93">1.7.1. Детали реализации sched_load_balance.</text:p>
      <text:p text:style-name="P40">Межпроцессорный флаг 'cpuset.sched_load_balance' по-умолчанию включён(вопреки многим из флагов cpuset). Когда он включён для cpuset, ядро будет обеспечивать возможность балансировки нагрузки между процессорами в данном cpuset(предварительно необходимо убедится, что все процессора в cpus_allowed находятся в одном домене планирования).</text:p>
      <text:p text:style-name="P40">Если двое перекрывающихся cpuset-а содержат 'cpuset.sched_load_balance' включённым, тогда <text:s/>они оба должн<text:span text:style-name="T62">ы</text:span>(просто обязаны) быть в одном и том же домене планирования.</text:p>
      <text:p text:style-name="P40">Если, как по умолчанию, самый верхний cpuset содержит флаг 'cpuset.sched_load_balance' включённым, тогда, как было сказано выше, это означает, что есть один домен планирования, который охватывает целую системы, несмотря на другие настройки cpuset-<text:span text:style-name="T62">ов</text:span>.</text:p>
      <text:p text:style-name="P41">Ядро вводит в курс дел пользовательское окружение, что оно будет избегать балансировки нагрузки когда оно сможет. Оно будет выбирать наилучшею градацию(степень деления) доменов планирования, какую только сможет, в тоже время обеспечивая балансировку нагрузки для другого набора процессоров, который задан в другом cpuset-<text:span text:style-name="T62">е</text:span> с включённым флагом 'cpuset.sched_load_balance'.</text:p>
      <text:p text:style-name="P42"><text:soft-page-break/>Имеющийся в ядре интерфейс планировщика для взаимодействия с cpuset пропускает из кода cpuset-<text:span text:style-name="T62">а</text:span> к коду планировщика часть сбалансированных процессоров в систему. Эта часть является набором подмножеств(представленных как массив структур cpumask) процессоров, которые попарно пересекаются и перекрывают все процессора, на которых нагрузка должна быть <text:span text:style-name="T42">сбалансирована.</text:span></text:p>
      <text:p text:style-name="P43"><text:span text:style-name="T43">Код cpuset производит новые, одинаковые по размеру, части</text:span> <text:span text:style-name="T43">и пропускает их к коду планировщика, который устанавливает домены планирования, для того чтобы иметь возможность перестроить домены планирования в случае необходимости. К таким необходимостям можно отнести:</text:span></text:p>
      <text:p text:style-name="P43">- <text:span text:style-name="T43">флаг cpuset 'cpuset.sched_load_balance' с непустым набором изменений в процессорах,</text:span></text:p>
      <text:p text:style-name="P43">- <text:span text:style-name="T43">приход или уход процессоров из cpuset с включённым данным флагом,</text:span></text:p>
      <text:p text:style-name="P43">- <text:span text:style-name="T43">установленное значение в 'cpuset.sched_relax_domain_level' с непустым набором процессоров вместе с флагом, который их включил,</text:span></text:p>
      <text:p text:style-name="P43">- <text:span text:style-name="T43">cpuset с непустым набором процессоров, когда данный флаг включается или выключается,</text:span></text:p>
      <text:p text:style-name="P43">- <text:span text:style-name="T43">процессора становятся offline/online.</text:span></text:p>
      <text:p text:style-name="P44">Этот раздел точно определяет какие домены планирования планировщик установит — один домен планирования для каждого элемента (структура cpumask) в разделе.</text:p>
      <text:p text:style-name="P45">Планировщик помнит текущие активные разделы доменов планирования. Когда механизм планировщика partition_sched_domains() вызывается из кода cpuset для обновления этих доменов планирования, он сравнивает новые разделы с запрашиваемыми и обновляет эти домены планирования. При этом, во время каждого изменения, удаляются старые и добавляются новые.</text:p>
      <text:p text:style-name="P90"/>
      <text:p text:style-name="P94">1.8. Что такое sched_relax_domain_level?</text:p>
      <text:p text:style-name="P46">В домене планирования планировщик выполняет миграцию в двух случаях: срабатывает сигнал(тик) балансировки нагрузки и наступает некоторое событие планирования.</text:p>
      <text:p text:style-name="P46">Когда задача просыпается, планировщик пытается переместить задачу на «отдыхающий» процессор. К примеру, если задача А выполняется на процессоре Х и другая задача В на том же <text:s/>процессоре Х, тогда если процессор Y, который является близким для процессора X, бездействует, планировщик выполняет миграцию задачи В к процессору Y. Таким образом задача В начинает выполнение на процессоре Y без ожидания задачи А на процессоре Х.</text:p>
      <text:p text:style-name="P46">Также, если процессор выполняет очередь заданий, пытается переложить срочные(экстра) задачи с другого нагруженного процессора для для помощи ему, пока тот не станет бездействовать.</text:p>
      <text:p text:style-name="P46">Естественно во время поиска отнимается некоторая стоимость для поиска перемещаемых задач с/на бездействующих процессоров. Во избежании этого планировщик может не выполнять поиск на всех процессорах в домене каждый раз. Как факт, на некоторых архитектурах, диапазон поиска во время событий ограничен тем же сокетом или узлом, где процессор находится, в то время как балансировка нагрузки по сигналу(тику) выполняет поиск среди всех.</text:p>
      <text:p text:style-name="P46">К примеру, процессор Z относительно далёк от процессора X. Даже, если процессор Z простаивает, в то время как процессор X под нагрузкой, планировщик не может выполнить миграцию проснувшейся задачи В с процессора X на Z, поскольку он находится вне диапазона поиска. Как результат, задача В на процессоре X должна подождать задачу А или срабатывание сигнала балансировки нагрузки на следующем такте(тике). Для некоторых задач, ожидание одной задачи может быть слишком долгим.</text:p>
      <text:p text:style-name="P46">Файл 'cpuset.sched_relax_domain_level' позволяет <text:span text:style-name="T44">запрашивать диапазон изменений поиска по <text:s/>собственному желанию. Этот файл принимает целые значения, которые отражают диапазон поиска в уровнях. В противном случае файл инициализируется значением «-1», которое означает, что cpuset не изменялся. Значения:</text:span></text:p>
      <text:p text:style-name="P46">-<text:span text:style-name="T44">1 : запросов на изменение не было. Используются параметры системы по умолчанию или параметры других.</text:span></text:p>
      <text:p text:style-name="P47"><text:soft-page-break/>0 : не выполнять поиск.</text:p>
      <text:p text:style-name="P47">1 : выполнять поиск в пределах одного процессора (hyperthreads в ядре).</text:p>
      <text:p text:style-name="P47">2 : выполнять поиск в сборке(package).</text:p>
      <text:p text:style-name="P47">3 : выполнять поиск процессоров в узле (по всей системе, на не-NUMA системах).</text:p>
      <text:p text:style-name="P47">( 4 : поиск узлов в частях узла (в NUMA системах).</text:p>
      <text:p text:style-name="P47">( 5 : поиск по всей системе (в NUMA системах).</text:p>
      <text:p text:style-name="P47">Системное умолчание <text:span text:style-name="T45">зависит от архитектуры. Значение по умолчанию может быть изменено используя опцию ядра «relax_domain_level=» при загрузке.</text:span></text:p>
      <text:p text:style-name="P48">Этот файл имеется в каждом cpuset и влияет на тот домен планирования к которому cpuset относится. Таким образом, если флаг 'cpuset.sched_load_balance' в cpuset-е выключен, значит флаг 'cpuset.sched_relax_domain_level' не имеет влияния в связи с тем, что нет домена планирования, к которому cpuset относится.</text:p>
      <text:p text:style-name="P48">Если несколько cpuset-ов перекрывают друг друга и следовательно формируют один домен планирования, используется наибольшее среди всех значений. Будьте осторожны, если один cpuset запрашивает 0, а другой -1, значит будет использован 0.</text:p>
      <text:p text:style-name="P48">Стоит отметить, что изменение этого файла будет иметь как хорошие, так и плохие последствия. Без полной уверенности в необходимости внесения изменений в конкретной ситуации, изменение данного файла лучше не производить. Если вы не уверены, лучше не вносить изменения.</text:p>
      <text:p text:style-name="P48">Если вы в одной и следующих ситуаций:</text:p>
      <text:p text:style-name="P48">- <text:span text:style-name="T46">Стоимость миграции между каждым процессором соизмеримо мала(для вас), учитывая поведение вашего приложения или определённую поддержку железа для кеша процессора.</text:span></text:p>
      <text:p text:style-name="P48">- <text:span text:style-name="T46">Стоимость поиска не влияет(на вас) или вы можете сделать стоимость поиска достаточно малой, используя cpuset для компоновки и прочее.</text:span></text:p>
      <text:p text:style-name="P48">- <text:span text:style-name="T46">Необходима латентность, даже жертвуя уровнем эффективности кеша и прочее.</text:span></text:p>
      <text:p text:style-name="P49">тогда увеличение 'sched_relax_domain_level' станет вам полезным.</text:p>
      <text:p text:style-name="P49"/>
      <text:p text:style-name="P95">1.9. Как я использую cpuset-ы?</text:p>
      <text:p text:style-name="P50">Для уменьшения влияния cpuset-ов на критический код ядра(critical kernel code), такой как планировщик и учитывая тот факт, что ядро не поддерживает напрямую обновление размещения задачи в памяти, влияние на задачи, изменения процессора и расположения на узлах памяти в cpuset-ах, является очень тонким процессом.</text:p>
      <text:p text:style-name="P51">Если cpuset содержит модификаторы узлов памяти изменёнными, тогда для каждой задачи, которая присоединена к этому cpuset-у, <text:span text:style-name="T47">при следующей попытке ядром выделить страницу памяти для одной из них ядро будет уведомлять об изменениях в cpuset-е задач и обновлять размещение в памяти каждой задачи. Таким образом размещение задачи в памяти соответствует последним изменениям в cpuset-е. Если задачей была использована mempolicy MPOL_BIND и узлы к которым относилась привязанная политика перекрываются новым cpuset, тогда задача будет продолжать использовать доступное подмножество узлов MPOL_BIND, которое ей будет доступно в новом cpuset. Если задача использовала MPOL_BIND и теперь нет тех MPOL_BIND узлов, которые разрешены в новом cpuset, тогда задача будет существенным образом вылечена(treated, скорее всего исправлена), т.к. если была привязка MPOL_BIND к новому cpuset-у(даже не смотря <text:s/>на NUMA размещение, как запрашивалось get_mempolicy(), без изменений). Если задача перемещается из одного cpuset-а в другой, тогда ядро будет подстраивать размещение задачи в памяти, как выше, при следующем случае при попытке ядром выделить страницу памяти для этой задачи.</text:span></text:p>
      <text:p text:style-name="P53">Если в cpuset-<text:span text:style-name="T63">е</text:span> файл 'cpuset.cpus' изменён, тогда тогда каждая задача в этом cpuset-<text:span text:style-name="T63">е</text:span> будет разрешена к размещению на разрешённых процессорах немедленно. Похожим образом, если pid задачи записан в файл 'cpuset.tasks' другого cpuset, тогда разрешённые процессора для этой задачи будут изменены немедленно. Если конкретная задача была присоединена к некоторому подмножеству cpuset-<text:span text:style-name="T63">ов</text:span>, <text:span text:style-name="T48">используя системный вызов sched_setaffinity(), тогда задаче будет разрешено выполнятся на любом разрешённом процессоре в новом cpuset-е, </text:span><text:soft-page-break/><text:span text:style-name="T48">отменяя действие предыдущего вызова sched_setaffinity().</text:span></text:p>
      <text:p text:style-name="P54">В общем размещение задачи, чей cpuset был изменён, в памяти скажется при следующем выделении памяти ядром для этой задачи, в то время как изменения касающееся процессора будут применены немедленно.</text:p>
      <text:p text:style-name="P55">Обычно, если страница была выделена(ей была присвоена физическая страница памяти) тогда эта страница остаётся на том узле, на котором была выделена на столько долго, на сколько она была выделена, даже если политика размещения в памяти cpuset 'cpuset.mems' впоследствии менялась. Если флаг 'cpuset.memory_migrate' установлен, тогда когда задача присоединена к этому cpuset-<text:span text:style-name="T63">у</text:span>, любые страницы этой задачи, выделенные на узлах в предыдущем cpuset-<text:span text:style-name="T63">е,</text:span> будут перемещены к новому cpuset-<text:span text:style-name="T63">у</text:span>. Соответствующее расположение страницы в cpuset-<text:span text:style-name="T63">е</text:span> консервируется во время операци<text:span text:style-name="T63">и</text:span> перемещения, если это возможно. К примеру, если страница была на втором действительном узле в предыдущем cpuset-<text:span text:style-name="T63">е</text:span>, тогда страница будет расположена на втором действительном узле в новом cpuset-<text:span text:style-name="T63">е</text:span>.</text:p>
      <text:p text:style-name="P56">Также, если флаг 'cpuset.memory_migrate' установлен, тогда если файл 'cpuset.mems' этого couset-а изменился, страницы выделенные задаче в этом cpuset-<text:span text:style-name="T63">е</text:span>, которые были на узлах в предыдущих настройках 'cpuset.mems', будут перемещены на узлы в новых настройках 'mems'. Страницы, которые не были в задачах предыдущего cpuset-а или в предыдущих настройках 'cpuset.mems' перемещены не будут.</text:p>
      <text:p text:style-name="P56">В сказанном выше есть исключение. Если используется горячая замена для удаления всех процессоров которые на данный момент присоединены к cpuset-<text:span text:style-name="T63">у</text:span>, тогда все задач<text:span text:style-name="T63">и</text:span> в н<text:span text:style-name="T63">ём</text:span> будут перемещены к ближайшему предку с непустым набором процессоров. Однако перемещение некоторых (или всех) задач может быть неудачным если cpuset связан с другой подсистемой, которая содержит некоторые ограничения по присоединению задач. В этом неудачном случае эти задачи остаются в оригинальном cpuset-<text:span text:style-name="T63">е</text:span> и ядро будет автоматически обновлять их cpuset_allowed для разрешения выполнения на доступных процессорах. Когда используется горячая замена узлов памяти подобное исключение, как и с горячей заменой процессор<text:span text:style-name="T63">ов</text:span>, работает одинаково хорошо. В общем, <text:span text:style-name="T49">ядро предпочитает нарушать расположение задач, которые «голодные» на процессор и узлы памяти и в тоже время содержат какой-то из этих элементов недоступным.</text:span></text:p>
      <text:p text:style-name="P57">К сказанному выше существует также и второе исключение. Запросы GFP_ATOMIC являются внутренними для ядра. <text:span text:style-name="T63">И</text:span>х выделение должно быть удовлетворено немедленно. Ядро может отбросить некоторые запросы, в редких случаях даже вызывать panic, если запрос на выделение GFP_ATOMIC приводит к ошибке. Если запрос не может быть удовлетворён в текущем cpuset-<text:span text:style-name="T63">е</text:span>, тогда мы оставляем данный cpuset и выполняем поиск памяти во всех доступных местах, где только можем найти. Во всяком случае лучше нарушить границы cpuset-<text:span text:style-name="T63">а</text:span> чем приводить ядро к стрессу.</text:p>
      <text:p text:style-name="P57">Для запуска новой задачи, которая будет содержаться в cpuset-<text:span text:style-name="T63">е</text:span> необходимо выполнить:</text:p>
      <text:p text:style-name="P57">1) mkdir /sys/fs/cgroup/cpuset</text:p>
      <text:p text:style-name="P57">2) mount -t cgroup -ocpuset cpuset /sys/fs/cgroup/cpuset</text:p>
      <text:p text:style-name="P57">3) Создаём новый cpuset используя mkdir или записывая в виртуальную файловую систему /sys/fs/cgroup/cpuset.</text:p>
      <text:p text:style-name="P57">4) Запускаем новую задачу, то есть выполняет «отливанием отца» нового задания.</text:p>
      <text:p text:style-name="P57">5) Присоединяем эту задачу к новому cpuset-<text:span text:style-name="T63">у</text:span>, записью её pid в файл tasks виртуальной файловой системы /sys/fs/cgroup/cpuset.</text:p>
      <text:p text:style-name="P57">6) fork, exec <text:span text:style-name="T50">или</text:span> clone нового задания задачи из уже сформированной родительской задачи.</text:p>
      <text:p text:style-name="P58">К примеру, следующая последовательность команд выполняет установку cpuset-<text:span text:style-name="T63">а</text:span> с именем «Charlie», который содержит только процессоры 2 и 3 и узел памяти. После этого выполняется запуск подоболочки 'sh' в данном cpuset-<text:span text:style-name="T63">е</text:span>:</text:p>
      <text:p text:style-name="P59">mount -t cgroup -ocpuset cpuset /sys/fs/cgroup/cpuset</text:p>
      <text:p text:style-name="P59"><text:s text:c="2"/>cd /sys/fs/cgroup/cpuset</text:p>
      <text:p text:style-name="P59"><text:s text:c="2"/>mkdir Charlie</text:p>
      <text:p text:style-name="P59"><text:s text:c="2"/>cd Charlie</text:p>
      <text:p text:style-name="P59"><text:soft-page-break/><text:s text:c="2"/>/bin/echo 2-3 &gt; cpuset.cpus</text:p>
      <text:p text:style-name="P59"><text:s text:c="2"/>/bin/echo 1 &gt; cpuset.mems</text:p>
      <text:p text:style-name="P59"><text:s text:c="2"/>/bin/echo $$ &gt; tasks</text:p>
      <text:p text:style-name="P59"><text:s text:c="2"/>sh</text:p>
      <text:p text:style-name="P59"><text:s text:c="2"/># Теперь подоболочка 'sh' is now выполняется в cpuset Charlie</text:p>
      <text:p text:style-name="P59"><text:s text:c="2"/># Следующая линия должна вывести '/Charlie'</text:p>
      <text:p text:style-name="P59"><text:s text:c="2"/>cat /proc/self/cpuset</text:p>
      <text:p text:style-name="P59">Существуют следующие пути для опроса или модификации cpuset-ов:</text:p>
      <text:p text:style-name="P59">- напрямую через файловую систему, используя такие команды как cd, mkdir, echo, cat, rmdir из командной оболочки или их эквивалент из языка С.</text:p>
      <text:p text:style-name="P59">- через библиотеку libcpuset языка С.</text:p>
      <text:p text:style-name="P59">- через библиотеку libcgroup языка С.</text:p>
      <text:p text:style-name="P59">- через приложение cset на языке python.</text:p>
      <text:p text:style-name="P60">Использование системного вызова sched_setaffinity также возможно из командной оболочки, используя команду runon. Использование системных вызовов mbind и set_mempolicy также возможно из командной оболочки, используя команду numactl.</text:p>
      <text:p text:style-name="P61"/>
      <text:p text:style-name="P98">2. Примеры использования и синтаксис</text:p>
      <text:p text:style-name="P98"/>
      <text:p text:style-name="P98">2.1. Основное использование</text:p>
      <text:p text:style-name="P61">Создание, модификация, использование cpuset-ов возможно через виртуальную файловую систему cpuset.</text:p>
      <text:p text:style-name="P61">Для монтирования необходимо ввести:</text:p>
      <text:p text:style-name="P61"># mount -t cgroup -o cpuset cpuset /sys/fs/cgroup/cpuset</text:p>
      <text:p text:style-name="P61">В директории /sys/fs/cgroup/cpuset вы можете найти дерево, которое соответствует дереву cpuset-ов в системе. К примеру, /sys/fs/cgroup/cpuset является cpuset-ом который соответсвует целой системе.</text:p>
      <text:p text:style-name="P61">Если вы желаете создать новый cpuset под /sys/fs/cgroup/cpuset:</text:p>
      <text:p text:style-name="P61"># cd /sys/fs/cgroup/cpuset</text:p>
      <text:p text:style-name="P61"># mkdir my_cpuset</text:p>
      <text:p text:style-name="P61">Теперь вы захотите что-нибудь сделать с этим cpuset-ом:</text:p>
      <text:p text:style-name="P61"># cd my_cpuset</text:p>
      <text:p text:style-name="P61">В этой директории вы можете найти несколько файлов:</text:p>
      <text:p text:style-name="P61"># ls</text:p>
      <text:p text:style-name="P61">cgroup.clone_children <text:s/>cpuset.memory_pressure</text:p>
      <text:p text:style-name="P61">cgroup.event_control <text:s text:c="2"/>cpuset.memory_spread_page</text:p>
      <text:p text:style-name="P61">cgroup.procs <text:s text:c="10"/>cpuset.memory_spread_slab</text:p>
      <text:p text:style-name="P61">cpuset.cpu_exclusive <text:s text:c="2"/>cpuset.mems</text:p>
      <text:p text:style-name="P61">cpuset.cpus <text:s text:c="11"/>cpuset.sched_load_balance</text:p>
      <text:p text:style-name="P61">cpuset.mem_exclusive <text:s text:c="2"/>cpuset.sched_relax_domain_level</text:p>
      <text:p text:style-name="P61">cpuset.mem_hardwall <text:s text:c="3"/>notify_on_release</text:p>
      <text:p text:style-name="P61">cpuset.memory_migrate <text:s/>tasks</text:p>
      <text:p text:style-name="P61">Читая их вы получите информацию про состояние этих cpuset-ов:</text:p>
      <text:p text:style-name="P61">процессора и узлы памяти могут быть использованы процессами, которые их используют, а также их свойства. Записью в данные файлы вы можете манипулировать данным cpuset-ом.</text:p>
      <text:p text:style-name="P61">Установка некоторых флагов:</text:p>
      <text:p text:style-name="P61"># /bin/echo 1 &gt; cpuset.cpu_exclusive</text:p>
      <text:p text:style-name="P61">Добавление некоторых процессоров:</text:p>
      <text:p text:style-name="P61"># /bin/echo 0-7 &gt; cpuset.cpus</text:p>
      <text:p text:style-name="P61">Добавление некоторых узлов памяти:</text:p>
      <text:p text:style-name="P61"># /bin/echo 0-7 &gt; cpuset.mems</text:p>
      <text:p text:style-name="P61">Теперь присоедините ваше оболочку к этому cpuset:</text:p>
      <text:p text:style-name="P61"><text:soft-page-break/># /bin/echo $$ &gt; tasks</text:p>
      <text:p text:style-name="P61">Вы также можете создать cpuset в середине вашего cpuset, используя mkdir в нём:</text:p>
      <text:p text:style-name="P61"># mkdir my_sub_cs</text:p>
      <text:p text:style-name="P61">Для удаления cpuset достаточно использовать rmdir:</text:p>
      <text:p text:style-name="P61"># rmdir my_sub_cs</text:p>
      <text:p text:style-name="P61">Удаление приведёт к ошибке, если cpuset используется(содержит cpuset в себе или присоединённые задачи).</text:p>
      <text:p text:style-name="P61">По наследственным причинам файловая система «cpuset» существует как обёртка для файловой системы контрольных групп.</text:p>
      <text:p text:style-name="P61">Команда</text:p>
      <text:p text:style-name="P61">mount -t cpuset X /sys/fs/cgroup/cpuset</text:p>
      <text:p text:style-name="P61">эквивалентна к</text:p>
      <text:p text:style-name="P61">mount -t cgroup -ocpuset,noprefix X /sys/fs/cgroup/cpuset</text:p>
      <text:p text:style-name="P61">echo "/sbin/cpuset_release_agent" &gt; /sys/fs/cgroup/cpuset/release_agent</text:p>
      <text:p text:style-name="P62"/>
      <text:p text:style-name="P99">2.2. Добавление/удаление процессоров</text:p>
      <text:p text:style-name="P62">Используется следующий синтаксис при записи в файлы cpus или mems в директории cpuset:</text:p>
      <text:p text:style-name="P62"># /bin/echo 1-4 &gt; cpuset.cpus <text:s text:c="10"/>-&gt; установить список доступных процессоров как 1,2,3,4</text:p>
      <text:p text:style-name="P62"># /bin/echo 1,2,3,4 &gt; cpuset.cpus <text:s text:c="6"/>-&gt; установить список доступных процессоров как 1,2,3,4</text:p>
      <text:p text:style-name="P62">Для добавления процессора к cpuset запишите новый список процессоров, включая уже добавленные. Для добавления процессора 6 к указанным выше:</text:p>
      <text:p text:style-name="P62"># /bin/echo 1-4,6 &gt; cpuset.cpus -&gt; set cpus list to cpus 1,2,3,4,6</text:p>
      <text:p text:style-name="P62">Похожим образом для удаления процессора из cpuset запишите новый список процессоров без удаляемого.</text:p>
      <text:p text:style-name="P62">Для удаления всех процессоров:</text:p>
      <text:p text:style-name="P62"># /bin/echo "" &gt; cpuset.cpus <text:s text:c="11"/>-&gt; очистить список процессоров</text:p>
      <text:p text:style-name="P62">2.3. Установка флагов</text:p>
      <text:p text:style-name="P62">Синтаксис очень простой:</text:p>
      <text:p text:style-name="P62"># /bin/echo 1 &gt; cpuset.cpu_exclusive <text:s text:c="3"/>-&gt; установить флаг 'cpuset.cpu_exclusive'</text:p>
      <text:p text:style-name="P62"># /bin/echo 0 &gt; cpuset.cpu_exclusive <text:s text:c="3"/>-&gt; снять флаг 'cpuset.cpu_exclusive'</text:p>
      <text:p text:style-name="P62">2.4. Присоединение процессов</text:p>
      <text:p text:style-name="P62"># /bin/echo PID &gt; tasks</text:p>
      <text:p text:style-name="P62">Стоит отметить, что PID это лишь один PID, а не несколько. Вы можете присоединить только ОДНУ задачу в текущий момент времени. Если вам необходимо присоединить несколько задач вы можете это сделать идин за другим:</text:p>
      <text:p text:style-name="P62"># /bin/echo PID1 &gt; tasks</text:p>
      <text:p text:style-name="P62"># /bin/echo PID2 &gt; tasks</text:p>
      <text:p text:style-name="P62"><text:s text:c="8"/>...</text:p>
      <text:p text:style-name="P62"># /bin/echo PIDn &gt; 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4T10:40:22.832000000</meta:creation-date>
    <dc:date>2015-01-01T01:44:16.947578632</dc:date>
    <meta:editing-duration>P5DT10M23S</meta:editing-duration>
    <meta:editing-cycles>50</meta:editing-cycles>
    <meta:generator>LibreOffice/4.1.6.2$Linux_X86_64 LibreOffice_project/410m0$Build-2</meta:generator>
    <meta:document-statistic meta:table-count="0" meta:image-count="0" meta:object-count="0" meta:page-count="12" meta:paragraph-count="249" meta:word-count="5140" meta:character-count="40208" meta:non-whitespace-character-count="35188"/>
  </office:meta>
</office:document-meta>
</file>